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3c38d" officeooo:paragraph-rsid="0013c38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c38d" officeooo:paragraph-rsid="0013c38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75ed2" officeooo:paragraph-rsid="00175ed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90f36" officeooo:paragraph-rsid="00190f3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a4c62" officeooo:paragraph-rsid="004a4c6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0a329" officeooo:paragraph-rsid="004ecc2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259c9" officeooo:paragraph-rsid="005210b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259c9" officeooo:paragraph-rsid="01a4702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705ff" officeooo:paragraph-rsid="01a530b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8fc98" officeooo:paragraph-rsid="0053f9b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97a7e5" officeooo:paragraph-rsid="0097a7e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90f36" officeooo:paragraph-rsid="00190f3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0a329" officeooo:paragraph-rsid="004ecc2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259c9" officeooo:paragraph-rsid="002259c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259c9" officeooo:paragraph-rsid="0137b8a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259c9" officeooo:paragraph-rsid="01820df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705ff" officeooo:paragraph-rsid="00291f1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705ff" officeooo:paragraph-rsid="01820df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2bea9" officeooo:paragraph-rsid="0137b8a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8fc98" officeooo:paragraph-rsid="0038fc9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da077" officeooo:paragraph-rsid="001da07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da077" officeooo:paragraph-rsid="0135f099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48701a" officeooo:paragraph-rsid="0048701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48701a" officeooo:paragraph-rsid="0135f099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48701a" officeooo:paragraph-rsid="004ecc2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48701a" officeooo:paragraph-rsid="01a4702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48701a" officeooo:paragraph-rsid="01a530b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64d44c" officeooo:paragraph-rsid="0137b8a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2962cf" officeooo:paragraph-rsid="0137b8ae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10d6577" officeooo:paragraph-rsid="0137b8a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19c2c90" officeooo:paragraph-rsid="019c2c9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13a28e1"/>
    </style:style>
    <style:style style:name="P33" style:family="paragraph" style:parent-style-name="Standard">
      <style:paragraph-properties fo:text-align="start" style:justify-single-word="false"/>
      <style:text-properties officeooo:paragraph-rsid="0147afa7"/>
    </style:style>
    <style:style style:name="P34" style:family="paragraph" style:parent-style-name="Standard">
      <style:paragraph-properties fo:text-align="start" style:justify-single-word="false"/>
      <style:text-properties officeooo:paragraph-rsid="01515e4a"/>
    </style:style>
    <style:style style:name="P35" style:family="paragraph" style:parent-style-name="Standard">
      <style:paragraph-properties fo:text-align="start" style:justify-single-word="false"/>
      <style:text-properties officeooo:paragraph-rsid="0157a277"/>
    </style:style>
    <style:style style:name="P36" style:family="paragraph" style:parent-style-name="Standard">
      <style:paragraph-properties fo:text-align="start" style:justify-single-word="false"/>
      <style:text-properties officeooo:paragraph-rsid="015f8f90"/>
    </style:style>
    <style:style style:name="P37" style:family="paragraph" style:parent-style-name="Standard">
      <style:paragraph-properties fo:text-align="start" style:justify-single-word="false"/>
      <style:text-properties officeooo:paragraph-rsid="016422d4"/>
    </style:style>
    <style:style style:name="P38" style:family="paragraph" style:parent-style-name="Standard">
      <style:paragraph-properties fo:text-align="start" style:justify-single-word="false"/>
      <style:text-properties officeooo:paragraph-rsid="016f0b34"/>
    </style:style>
    <style:style style:name="P39" style:family="paragraph" style:parent-style-name="Standard">
      <style:paragraph-properties fo:text-align="start" style:justify-single-word="false"/>
      <style:text-properties officeooo:paragraph-rsid="004ecc24"/>
    </style:style>
    <style:style style:name="P40" style:family="paragraph" style:parent-style-name="Standard">
      <style:paragraph-properties fo:text-align="start" style:justify-single-word="false"/>
      <style:text-properties officeooo:paragraph-rsid="01a530bf"/>
    </style:style>
    <style:style style:name="P41" style:family="paragraph" style:parent-style-name="Standard">
      <style:text-properties officeooo:paragraph-rsid="017bce43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4a4c62" officeooo:paragraph-rsid="004a4c62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4a4c62" officeooo:paragraph-rsid="004ecc24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bold" officeooo:rsid="004a4c62" officeooo:paragraph-rsid="014a34e8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4a4c62" officeooo:paragraph-rsid="01a47021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4a4c62" officeooo:paragraph-rsid="01a530bf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2eaa47" officeooo:paragraph-rsid="004ecc24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a8da30" officeooo:paragraph-rsid="00a8da30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aa402c" officeooo:paragraph-rsid="00aa402c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weight="bold" officeooo:rsid="012d1691" officeooo:paragraph-rsid="012d1691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weight="bold" officeooo:rsid="012d1691" officeooo:paragraph-rsid="012f3209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weight="bold" officeooo:rsid="012d1691" officeooo:paragraph-rsid="01a47021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weight="bold" officeooo:rsid="012d1691" officeooo:paragraph-rsid="01a530bf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weight="normal" officeooo:rsid="004bfc94" officeooo:paragraph-rsid="004dbf0f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font-weight="normal" officeooo:rsid="004bfc94" officeooo:paragraph-rsid="0139303d" style:font-weight-asian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font-weight="normal" officeooo:rsid="004bfc94" officeooo:paragraph-rsid="013b432e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font-weight="normal" officeooo:rsid="004bfc94" officeooo:paragraph-rsid="0147afa7" style:font-weight-asian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weight="normal" officeooo:rsid="004bfc94" officeooo:paragraph-rsid="01529748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weight="normal" officeooo:rsid="004bfc94" officeooo:paragraph-rsid="01594f73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weight="normal" officeooo:rsid="004bfc94" officeooo:paragraph-rsid="015fdb5f" style:font-weight-asian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weight="normal" officeooo:rsid="004bfc94" officeooo:paragraph-rsid="016422d4" style:font-weight-asian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weight="normal" officeooo:rsid="004bfc94" officeooo:paragraph-rsid="016f0b34" style:font-weight-asian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font-weight="normal" officeooo:rsid="004bfc94" officeooo:paragraph-rsid="0189331b" style:font-weight-asian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weight="normal" officeooo:rsid="004bfc94" officeooo:paragraph-rsid="01a47021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font-weight="normal" officeooo:rsid="004bfc94" officeooo:paragraph-rsid="01a530bf" style:font-weight-asian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font-weight="normal" officeooo:rsid="005a098e" officeooo:paragraph-rsid="005a098e" style:font-weight-asian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fo:font-weight="normal" officeooo:rsid="005a098e" officeooo:paragraph-rsid="005f5b6d" style:font-weight-asian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fo:font-weight="normal" officeooo:rsid="005a098e" officeooo:paragraph-rsid="01a47021" style:font-weight-asian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font-weight="normal" officeooo:rsid="005a098e" officeooo:paragraph-rsid="01a530bf" style:font-weight-asian="normal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font-weight="normal" officeooo:rsid="00983bb0" officeooo:paragraph-rsid="013dd4f0" style:font-weight-asian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font-weight="normal" officeooo:rsid="00983bb0" officeooo:paragraph-rsid="014b6ecb" style:font-weight-asian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fo:font-weight="normal" officeooo:rsid="00983bb0" officeooo:paragraph-rsid="01544809" style:font-weight-asian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fo:font-weight="normal" officeooo:rsid="00983bb0" officeooo:paragraph-rsid="015a454e" style:font-weight-asian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fo:font-weight="normal" officeooo:rsid="00983bb0" officeooo:paragraph-rsid="01603ecb" style:font-weight-asian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font-weight="normal" officeooo:rsid="00983bb0" officeooo:paragraph-rsid="0169fbc6" style:font-weight-asian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font-weight="normal" officeooo:rsid="00983bb0" officeooo:paragraph-rsid="01712a0e" style:font-weight-asian="normal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font-weight="normal" officeooo:rsid="00983bb0" officeooo:paragraph-rsid="01a530bf" style:font-weight-asian="normal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font-weight="normal" officeooo:rsid="009be6b9" officeooo:paragraph-rsid="009be6b9" style:font-weight-asian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weight="normal" officeooo:rsid="009be6b9" officeooo:paragraph-rsid="013c6dc7" style:font-weight-asian="normal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fo:font-weight="normal" officeooo:rsid="009be6b9" officeooo:paragraph-rsid="014b6ecb" style:font-weight-asian="normal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font-weight="normal" officeooo:rsid="009be6b9" officeooo:paragraph-rsid="01544809" style:font-weight-asian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fo:font-weight="normal" officeooo:rsid="009be6b9" officeooo:paragraph-rsid="015a454e" style:font-weight-asian="normal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fo:font-weight="normal" officeooo:rsid="009be6b9" officeooo:paragraph-rsid="01603ecb" style:font-weight-asian="normal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fo:font-weight="normal" officeooo:rsid="00a4763a" officeooo:paragraph-rsid="00a4763a" style:font-weight-asian="normal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fo:font-weight="normal" officeooo:rsid="00a4de7c" officeooo:paragraph-rsid="01a47021" style:font-weight-asian="normal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fo:font-weight="normal" officeooo:rsid="00a59a46" officeooo:paragraph-rsid="01a47021" style:font-weight-asian="normal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fo:font-weight="normal" officeooo:rsid="00a6596a" officeooo:paragraph-rsid="01a530bf" style:font-weight-asian="normal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a70db1" officeooo:paragraph-rsid="01a530bf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ae6fa5" officeooo:paragraph-rsid="014b6ecb" style:font-weight-asian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font-weight="normal" officeooo:rsid="00d3aa75" officeooo:paragraph-rsid="01993ac2" style:font-weight-asian="normal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fo:font-weight="normal" officeooo:rsid="00d3aa75" officeooo:paragraph-rsid="0199c417" style:font-weight-asian="normal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fo:font-weight="normal" officeooo:rsid="00acef25" officeooo:paragraph-rsid="00acef25" style:font-weight-asian="normal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fo:font-weight="normal" officeooo:rsid="00d6a653" officeooo:paragraph-rsid="00d6a653" style:font-weight-asian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font-weight="normal" officeooo:rsid="00d6a653" officeooo:paragraph-rsid="00dc0604" style:font-weight-asian="normal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fo:font-weight="normal" officeooo:rsid="00d72a4d" officeooo:paragraph-rsid="00da30e6" style:font-weight-asian="normal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fo:font-weight="normal" officeooo:rsid="00d72a4d" officeooo:paragraph-rsid="01544809" style:font-weight-asian="normal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fo:font-weight="normal" officeooo:rsid="00d72a4d" officeooo:paragraph-rsid="015c3ec5" style:font-weight-asian="normal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fo:font-weight="normal" officeooo:rsid="00d72a4d" officeooo:paragraph-rsid="01603ecb" style:font-weight-asian="normal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fo:font-weight="normal" officeooo:rsid="00dcb922" officeooo:paragraph-rsid="01a47021" style:font-weight-asian="normal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fo:font-weight="normal" officeooo:rsid="00dd3ba1" officeooo:paragraph-rsid="01a47021" style:font-weight-asian="normal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fo:font-weight="normal" officeooo:rsid="00de7e31" officeooo:paragraph-rsid="00dff12a" style:font-weight-asian="normal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fo:font-weight="normal" officeooo:rsid="00de7e31" officeooo:paragraph-rsid="013ed38e" style:font-weight-asian="normal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fo:font-weight="normal" officeooo:rsid="00de7e31" officeooo:paragraph-rsid="014d3201" style:font-weight-asian="normal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fo:font-weight="normal" officeooo:rsid="00de7e31" officeooo:paragraph-rsid="01544809" style:font-weight-asian="normal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fo:font-weight="normal" officeooo:rsid="00de7e31" officeooo:paragraph-rsid="015c3ec5" style:font-weight-asian="normal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fo:font-weight="normal" officeooo:rsid="00de7e31" officeooo:paragraph-rsid="01603ecb" style:font-weight-asian="normal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fo:font-weight="normal" officeooo:rsid="00de7e31" officeooo:paragraph-rsid="016db68a" style:font-weight-asian="normal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fo:font-weight="normal" officeooo:rsid="00de7e31" officeooo:paragraph-rsid="01732185" style:font-weight-asian="normal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fo:font-weight="normal" officeooo:rsid="00de7e31" officeooo:paragraph-rsid="01a47021" style:font-weight-asian="normal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fo:font-weight="normal" officeooo:rsid="00de7e31" officeooo:paragraph-rsid="01a530bf" style:font-weight-asian="normal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fo:font-weight="normal" officeooo:rsid="00e84acc" officeooo:paragraph-rsid="00e84acc" style:font-weight-asian="normal" style:font-weight-complex="normal"/>
    </style:style>
    <style:style style:name="P112" style:family="paragraph" style:parent-style-name="Table_20_Contents">
      <style:paragraph-properties fo:text-align="start" style:justify-single-word="false"/>
      <style:text-properties fo:font-weight="normal" officeooo:rsid="00e84acc" officeooo:paragraph-rsid="00e8e7ab" style:font-weight-asian="normal" style:font-weight-complex="normal"/>
    </style:style>
    <style:style style:name="P113" style:family="paragraph" style:parent-style-name="Table_20_Contents">
      <style:paragraph-properties fo:text-align="start" style:justify-single-word="false"/>
      <style:text-properties fo:font-weight="normal" officeooo:rsid="00e84acc" officeooo:paragraph-rsid="012d1691" style:font-weight-asian="normal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fo:font-weight="normal" officeooo:rsid="00e84acc" officeooo:paragraph-rsid="012f3209" style:font-weight-asian="normal" style:font-weight-complex="normal"/>
    </style:style>
    <style:style style:name="P115" style:family="paragraph" style:parent-style-name="Table_20_Contents">
      <style:paragraph-properties fo:text-align="start" style:justify-single-word="false"/>
      <style:text-properties fo:font-weight="normal" officeooo:rsid="00e84acc" officeooo:paragraph-rsid="015c3ec5" style:font-weight-asian="normal" style:font-weight-complex="normal"/>
    </style:style>
    <style:style style:name="P116" style:family="paragraph" style:parent-style-name="Table_20_Contents">
      <style:paragraph-properties fo:text-align="start" style:justify-single-word="false"/>
      <style:text-properties fo:font-weight="normal" officeooo:rsid="00e84acc" officeooo:paragraph-rsid="01404f12" style:font-weight-asian="normal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fo:font-weight="normal" officeooo:rsid="00e84acc" officeooo:paragraph-rsid="014d3201" style:font-weight-asian="normal" style:font-weight-complex="normal"/>
    </style:style>
    <style:style style:name="P118" style:family="paragraph" style:parent-style-name="Table_20_Contents">
      <style:paragraph-properties fo:text-align="start" style:justify-single-word="false"/>
      <style:text-properties fo:font-weight="normal" officeooo:rsid="00e84acc" officeooo:paragraph-rsid="01544809" style:font-weight-asian="normal" style:font-weight-complex="normal"/>
    </style:style>
    <style:style style:name="P119" style:family="paragraph" style:parent-style-name="Table_20_Contents">
      <style:paragraph-properties fo:text-align="start" style:justify-single-word="false"/>
      <style:text-properties fo:font-weight="normal" officeooo:rsid="00e84acc" officeooo:paragraph-rsid="01603ecb" style:font-weight-asian="normal" style:font-weight-complex="normal"/>
    </style:style>
    <style:style style:name="P120" style:family="paragraph" style:parent-style-name="Table_20_Contents">
      <style:paragraph-properties fo:text-align="start" style:justify-single-word="false"/>
      <style:text-properties fo:font-weight="normal" officeooo:rsid="00e84acc" officeooo:paragraph-rsid="016dfdca" style:font-weight-asian="normal" style:font-weight-complex="normal"/>
    </style:style>
    <style:style style:name="P121" style:family="paragraph" style:parent-style-name="Table_20_Contents">
      <style:paragraph-properties fo:text-align="start" style:justify-single-word="false"/>
      <style:text-properties fo:font-weight="normal" officeooo:rsid="00e84acc" officeooo:paragraph-rsid="01749d0b" style:font-weight-asian="normal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fo:font-weight="normal" officeooo:rsid="00e84acc" officeooo:paragraph-rsid="01a47021" style:font-weight-asian="normal" style:font-weight-complex="normal"/>
    </style:style>
    <style:style style:name="P123" style:family="paragraph" style:parent-style-name="Table_20_Contents">
      <style:paragraph-properties fo:text-align="start" style:justify-single-word="false"/>
      <style:text-properties fo:font-weight="normal" officeooo:rsid="00e84acc" officeooo:paragraph-rsid="01a530bf" style:font-weight-asian="normal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fo:font-weight="normal" officeooo:rsid="00f1d0c0" officeooo:paragraph-rsid="00f1d0c0" style:font-weight-asian="normal" style:font-weight-complex="normal"/>
    </style:style>
    <style:style style:name="P125" style:family="paragraph" style:parent-style-name="Table_20_Contents">
      <style:paragraph-properties fo:text-align="start" style:justify-single-word="false"/>
      <style:text-properties fo:font-weight="normal" officeooo:rsid="00f41411" officeooo:paragraph-rsid="00f929b0" style:font-weight-asian="normal" style:font-weight-complex="normal"/>
    </style:style>
    <style:style style:name="P126" style:family="paragraph" style:parent-style-name="Table_20_Contents">
      <style:paragraph-properties fo:text-align="start" style:justify-single-word="false"/>
      <style:text-properties fo:font-weight="normal" officeooo:rsid="00f4f9f3" officeooo:paragraph-rsid="00f4f9f3" style:font-weight-asian="normal" style:font-weight-complex="normal"/>
    </style:style>
    <style:style style:name="P127" style:family="paragraph" style:parent-style-name="Table_20_Contents">
      <style:paragraph-properties fo:text-align="start" style:justify-single-word="false"/>
      <style:text-properties fo:font-weight="normal" officeooo:rsid="00f64f85" officeooo:paragraph-rsid="00f929b0" style:font-weight-asian="normal" style:font-weight-complex="normal"/>
    </style:style>
    <style:style style:name="P128" style:family="paragraph" style:parent-style-name="Table_20_Contents">
      <style:paragraph-properties fo:text-align="start" style:justify-single-word="false"/>
      <style:text-properties fo:font-weight="normal" officeooo:rsid="00f810f8" officeooo:paragraph-rsid="00f810f8" style:font-weight-asian="normal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fo:font-weight="normal" officeooo:rsid="00f929b0" officeooo:paragraph-rsid="00f929b0" style:font-weight-asian="normal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fo:font-weight="normal" officeooo:rsid="00f929b0" officeooo:paragraph-rsid="00fa5d52" style:font-weight-asian="normal" style:font-weight-complex="normal"/>
    </style:style>
    <style:style style:name="P131" style:family="paragraph" style:parent-style-name="Table_20_Contents">
      <style:paragraph-properties fo:text-align="start" style:justify-single-word="false"/>
      <style:text-properties fo:font-weight="normal" officeooo:rsid="00f929b0" officeooo:paragraph-rsid="018ab524" style:font-weight-asian="normal" style:font-weight-complex="normal"/>
    </style:style>
    <style:style style:name="P132" style:family="paragraph" style:parent-style-name="Table_20_Contents">
      <style:paragraph-properties fo:text-align="start" style:justify-single-word="false"/>
      <style:text-properties fo:font-weight="normal" officeooo:rsid="00f929b0" officeooo:paragraph-rsid="01a47021" style:font-weight-asian="normal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fo:font-weight="normal" officeooo:rsid="00f929b0" officeooo:paragraph-rsid="01a530bf" style:font-weight-asian="normal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fo:font-weight="normal" officeooo:rsid="01141cd7" officeooo:paragraph-rsid="014a34e8" style:font-weight-asian="normal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fo:font-weight="normal" officeooo:rsid="01141cd7" officeooo:paragraph-rsid="015a0c90" style:font-weight-asian="normal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fo:font-weight="normal" officeooo:rsid="011b26fc" officeooo:paragraph-rsid="01a47021" style:font-weight-asian="normal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fo:font-weight="normal" officeooo:rsid="011da0b2" officeooo:paragraph-rsid="011f087a" style:font-weight-asian="normal" style:font-weight-complex="normal"/>
    </style:style>
    <style:style style:name="P138" style:family="paragraph" style:parent-style-name="Table_20_Contents">
      <style:paragraph-properties fo:text-align="start" style:justify-single-word="false"/>
      <style:text-properties fo:font-weight="normal" officeooo:rsid="011da0b2" officeooo:paragraph-rsid="01a530bf" style:font-weight-asian="normal" style:font-weight-complex="normal"/>
    </style:style>
    <style:style style:name="P139" style:family="paragraph" style:parent-style-name="Table_20_Contents">
      <style:paragraph-properties fo:text-align="start" style:justify-single-word="false"/>
      <style:text-properties fo:font-weight="normal" officeooo:rsid="0128833c" officeooo:paragraph-rsid="0128833c" style:font-weight-asian="normal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fo:font-weight="normal" officeooo:rsid="0128833c" officeooo:paragraph-rsid="01a47021" style:font-weight-asian="normal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fo:font-weight="normal" officeooo:rsid="0128833c" officeooo:paragraph-rsid="01a530bf" style:font-weight-asian="normal" style:font-weight-complex="normal"/>
    </style:style>
    <style:style style:name="P142" style:family="paragraph" style:parent-style-name="Table_20_Contents">
      <style:paragraph-properties fo:text-align="start" style:justify-single-word="false"/>
      <style:text-properties fo:font-weight="normal" officeooo:rsid="012d1691" officeooo:paragraph-rsid="012d1691" style:font-weight-asian="normal" style:font-weight-complex="normal"/>
    </style:style>
    <style:style style:name="P143" style:family="paragraph" style:parent-style-name="Table_20_Contents">
      <style:paragraph-properties fo:text-align="start" style:justify-single-word="false"/>
      <style:text-properties fo:font-weight="normal" officeooo:rsid="012d1691" officeooo:paragraph-rsid="00e84acc" style:font-weight-asian="normal" style:font-weight-complex="normal"/>
    </style:style>
    <style:style style:name="P144" style:family="paragraph" style:parent-style-name="Table_20_Contents">
      <style:paragraph-properties fo:text-align="start" style:justify-single-word="false"/>
      <style:text-properties fo:font-weight="normal" officeooo:rsid="012d1691" officeooo:paragraph-rsid="00e8e7ab" style:font-weight-asian="normal" style:font-weight-complex="normal"/>
    </style:style>
    <style:style style:name="P145" style:family="paragraph" style:parent-style-name="Table_20_Contents">
      <style:paragraph-properties fo:text-align="start" style:justify-single-word="false"/>
      <style:text-properties fo:font-weight="normal" officeooo:rsid="012d1691" officeooo:paragraph-rsid="01a47021" style:font-weight-asian="normal" style:font-weight-complex="normal"/>
    </style:style>
    <style:style style:name="P146" style:family="paragraph" style:parent-style-name="Table_20_Contents">
      <style:paragraph-properties fo:text-align="start" style:justify-single-word="false"/>
      <style:text-properties fo:font-weight="normal" officeooo:rsid="012d1691" officeooo:paragraph-rsid="01a530bf" style:font-weight-asian="normal" style:font-weight-complex="normal"/>
    </style:style>
    <style:style style:name="P147" style:family="paragraph" style:parent-style-name="Table_20_Contents">
      <style:paragraph-properties fo:text-align="start" style:justify-single-word="false"/>
      <style:text-properties fo:font-weight="normal" officeooo:rsid="0112af29" officeooo:paragraph-rsid="013beb40" style:font-weight-asian="normal" style:font-weight-complex="normal"/>
    </style:style>
    <style:style style:name="P148" style:family="paragraph" style:parent-style-name="Table_20_Contents">
      <style:paragraph-properties fo:text-align="start" style:justify-single-word="false"/>
      <style:text-properties fo:font-weight="normal" officeooo:rsid="00bcb714" officeooo:paragraph-rsid="01544809" style:font-weight-asian="normal" style:font-weight-complex="normal"/>
    </style:style>
    <style:style style:name="P149" style:family="paragraph" style:parent-style-name="Table_20_Contents">
      <style:paragraph-properties fo:text-align="start" style:justify-single-word="false"/>
      <style:text-properties fo:font-weight="normal" officeooo:rsid="00bcb714" officeooo:paragraph-rsid="015a454e" style:font-weight-asian="normal" style:font-weight-complex="normal"/>
    </style:style>
    <style:style style:name="P150" style:family="paragraph" style:parent-style-name="Table_20_Contents">
      <style:paragraph-properties fo:text-align="start" style:justify-single-word="false"/>
      <style:text-properties fo:font-weight="normal" officeooo:rsid="00bcb714" officeooo:paragraph-rsid="01603ecb" style:font-weight-asian="normal" style:font-weight-complex="normal"/>
    </style:style>
    <style:style style:name="P151" style:family="paragraph" style:parent-style-name="Table_20_Contents">
      <style:paragraph-properties fo:text-align="start" style:justify-single-word="false"/>
      <style:text-properties fo:font-weight="normal" officeooo:rsid="00bcb714" officeooo:paragraph-rsid="01712a0e" style:font-weight-asian="normal" style:font-weight-complex="normal"/>
    </style:style>
    <style:style style:name="P152" style:family="paragraph" style:parent-style-name="Table_20_Contents">
      <style:paragraph-properties fo:text-align="start" style:justify-single-word="false"/>
      <style:text-properties fo:font-weight="normal" officeooo:rsid="00bcb714" officeooo:paragraph-rsid="01732185" style:font-weight-asian="normal" style:font-weight-complex="normal"/>
    </style:style>
    <style:style style:name="P153" style:family="paragraph" style:parent-style-name="Table_20_Contents">
      <style:paragraph-properties fo:text-align="start" style:justify-single-word="false"/>
      <style:text-properties fo:font-weight="normal" officeooo:rsid="011537d1" officeooo:paragraph-rsid="015a0c90" style:font-weight-asian="normal" style:font-weight-complex="normal"/>
    </style:style>
    <style:style style:name="P154" style:family="paragraph" style:parent-style-name="Table_20_Contents">
      <style:paragraph-properties fo:text-align="start" style:justify-single-word="false"/>
      <style:text-properties fo:font-weight="normal" officeooo:rsid="011537d1" officeooo:paragraph-rsid="01602f20" style:font-weight-asian="normal" style:font-weight-complex="normal"/>
    </style:style>
    <style:style style:name="P155" style:family="paragraph" style:parent-style-name="Table_20_Contents">
      <style:paragraph-properties fo:text-align="start" style:justify-single-word="false"/>
      <style:text-properties fo:font-weight="normal" officeooo:rsid="00b5075c" officeooo:paragraph-rsid="01603ecb" style:font-weight-asian="normal" style:font-weight-complex="normal"/>
    </style:style>
    <style:style style:name="P156" style:family="paragraph" style:parent-style-name="Table_20_Contents">
      <style:paragraph-properties fo:text-align="start" style:justify-single-word="false"/>
      <style:text-properties fo:font-weight="normal" officeooo:rsid="00d41d17" officeooo:paragraph-rsid="01a47021" style:font-weight-asian="normal" style:font-weight-complex="normal"/>
    </style:style>
    <style:style style:name="P157" style:family="paragraph" style:parent-style-name="Table_20_Contents">
      <style:paragraph-properties fo:text-align="start" style:justify-single-word="false"/>
      <style:text-properties fo:font-weight="normal" officeooo:rsid="00b713c3" officeooo:paragraph-rsid="016bf270" style:font-weight-asian="normal" style:font-weight-complex="normal"/>
    </style:style>
    <style:style style:name="P158" style:family="paragraph" style:parent-style-name="Table_20_Contents">
      <style:paragraph-properties fo:text-align="start" style:justify-single-word="false"/>
      <style:text-properties fo:font-weight="normal" officeooo:rsid="011a1be8" officeooo:paragraph-rsid="017122f6" style:font-weight-asian="normal" style:font-weight-complex="normal"/>
    </style:style>
    <style:style style:name="P159" style:family="paragraph" style:parent-style-name="Table_20_Contents">
      <style:paragraph-properties fo:text-align="start" style:justify-single-word="false"/>
      <style:text-properties fo:font-weight="normal" officeooo:rsid="00a295be" officeooo:paragraph-rsid="00a295be" style:font-weight-asian="normal" style:font-weight-complex="normal"/>
    </style:style>
    <style:style style:name="P160" style:family="paragraph" style:parent-style-name="Table_20_Contents">
      <style:paragraph-properties fo:text-align="start" style:justify-single-word="false"/>
      <style:text-properties fo:font-weight="normal" officeooo:rsid="011ae2ef" officeooo:paragraph-rsid="01701013" style:font-weight-asian="normal" style:font-weight-complex="normal"/>
    </style:style>
    <style:style style:name="P161" style:family="paragraph" style:parent-style-name="Table_20_Contents">
      <style:paragraph-properties fo:text-align="start" style:justify-single-word="false"/>
      <style:text-properties fo:font-weight="normal" officeooo:rsid="005d57d3" officeooo:paragraph-rsid="016422d4" style:font-weight-asian="normal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fo:font-weight="normal" officeooo:rsid="01a47021" officeooo:paragraph-rsid="01a47021" style:font-weight-asian="normal" style:font-weight-complex="normal"/>
    </style:style>
    <style:style style:name="P163" style:family="paragraph" style:parent-style-name="Table_20_Contents">
      <style:paragraph-properties fo:text-align="start" style:justify-single-word="false"/>
      <style:text-properties fo:font-weight="normal" officeooo:rsid="01a47021" officeooo:paragraph-rsid="01a530bf" style:font-weight-asian="normal" style:font-weight-complex="normal"/>
    </style:style>
    <style:style style:name="P164" style:family="paragraph" style:parent-style-name="Table_20_Contents">
      <style:paragraph-properties fo:text-align="start" style:justify-single-word="false"/>
      <style:text-properties style:font-name="Times New Roman" fo:font-weight="normal" officeooo:rsid="00d41d17" officeooo:paragraph-rsid="01a47021" style:font-weight-asian="normal" style:font-name-complex="Times New Roman" style:font-weight-complex="normal"/>
    </style:style>
    <style:style style:name="P165" style:family="paragraph" style:parent-style-name="Standard">
      <style:paragraph-properties fo:text-align="start" style:justify-single-word="false"/>
      <style:text-properties officeooo:paragraph-rsid="01515e4a"/>
    </style:style>
    <style:style style:name="T1" style:family="text">
      <style:text-properties officeooo:rsid="001a7f92"/>
    </style:style>
    <style:style style:name="T2" style:family="text">
      <style:text-properties officeooo:rsid="001f9fbf"/>
    </style:style>
    <style:style style:name="T3" style:family="text">
      <style:text-properties officeooo:rsid="00281442"/>
    </style:style>
    <style:style style:name="T4" style:family="text">
      <style:text-properties officeooo:rsid="00291f1d"/>
    </style:style>
    <style:style style:name="T5" style:family="text">
      <style:text-properties officeooo:rsid="002cda12"/>
    </style:style>
    <style:style style:name="T6" style:family="text">
      <style:text-properties officeooo:rsid="002dde64"/>
    </style:style>
    <style:style style:name="T7" style:family="text">
      <style:text-properties officeooo:rsid="002eaa47"/>
    </style:style>
    <style:style style:name="T8" style:family="text">
      <style:text-properties officeooo:rsid="0036848f"/>
    </style:style>
    <style:style style:name="T9" style:family="text">
      <style:text-properties officeooo:rsid="004aa085"/>
    </style:style>
    <style:style style:name="T10" style:family="text">
      <style:text-properties style:font-name="Times New Roman" style:font-name-complex="Times New Roman"/>
    </style:style>
    <style:style style:name="T11" style:family="text">
      <style:text-properties style:font-name="Times New Roman" officeooo:rsid="004c7213" style:font-name-complex="Times New Roman"/>
    </style:style>
    <style:style style:name="T12" style:family="text">
      <style:text-properties style:font-name="Times New Roman" officeooo:rsid="005610d7" style:font-name-complex="Times New Roman"/>
    </style:style>
    <style:style style:name="T13" style:family="text">
      <style:text-properties style:font-name="Times New Roman" officeooo:rsid="00792836" style:font-name-complex="Times New Roman"/>
    </style:style>
    <style:style style:name="T14" style:family="text">
      <style:text-properties style:font-name="Times New Roman" officeooo:rsid="008405bf" style:font-name-complex="Times New Roman"/>
    </style:style>
    <style:style style:name="T15" style:family="text">
      <style:text-properties style:font-name="Times New Roman" officeooo:rsid="0084e06b" style:font-name-complex="Times New Roman"/>
    </style:style>
    <style:style style:name="T16" style:family="text">
      <style:text-properties style:font-name="Times New Roman" officeooo:rsid="008617e8" style:font-name-complex="Times New Roman"/>
    </style:style>
    <style:style style:name="T17" style:family="text">
      <style:text-properties style:font-name="Times New Roman" officeooo:rsid="0089d4b6" style:font-name-complex="Times New Roman"/>
    </style:style>
    <style:style style:name="T18" style:family="text">
      <style:text-properties style:font-name="Times New Roman" officeooo:rsid="00914a11" style:font-name-complex="Times New Roman"/>
    </style:style>
    <style:style style:name="T19" style:family="text">
      <style:text-properties style:font-name="Times New Roman" officeooo:rsid="0092c2f4" style:font-name-complex="Times New Roman"/>
    </style:style>
    <style:style style:name="T20" style:family="text">
      <style:text-properties style:font-name="Times New Roman" officeooo:rsid="0092fe2d" style:font-name-complex="Times New Roman"/>
    </style:style>
    <style:style style:name="T21" style:family="text">
      <style:text-properties style:font-name="Times New Roman" officeooo:rsid="00941500" style:font-name-complex="Times New Roman"/>
    </style:style>
    <style:style style:name="T22" style:family="text">
      <style:text-properties style:font-name="Times New Roman" officeooo:rsid="00983bb0" style:font-name-complex="Times New Roman"/>
    </style:style>
    <style:style style:name="T23" style:family="text">
      <style:text-properties style:font-name="Times New Roman" officeooo:rsid="0099f22d" style:font-name-complex="Times New Roman"/>
    </style:style>
    <style:style style:name="T24" style:family="text">
      <style:text-properties style:font-name="Times New Roman" officeooo:rsid="005d57d3" style:font-name-complex="Times New Roman"/>
    </style:style>
    <style:style style:name="T25" style:family="text">
      <style:text-properties style:font-name="Times New Roman" officeooo:rsid="013529a3" style:font-name-complex="Times New Roman"/>
    </style:style>
    <style:style style:name="T26" style:family="text">
      <style:text-properties style:font-name="Times New Roman" officeooo:rsid="0139303d" style:font-name-complex="Times New Roman"/>
    </style:style>
    <style:style style:name="T27" style:family="text">
      <style:text-properties style:font-name="Times New Roman" officeooo:rsid="013b432e" style:font-name-complex="Times New Roman"/>
    </style:style>
    <style:style style:name="T28" style:family="text">
      <style:text-properties style:font-name="Times New Roman" officeooo:rsid="01477dd0" style:font-name-complex="Times New Roman"/>
    </style:style>
    <style:style style:name="T29" style:family="text">
      <style:text-properties style:font-name="Times New Roman" officeooo:rsid="0147afa7" style:font-name-complex="Times New Roman"/>
    </style:style>
    <style:style style:name="T30" style:family="text">
      <style:text-properties style:font-name="Times New Roman" officeooo:rsid="01529748" style:font-name-complex="Times New Roman"/>
    </style:style>
    <style:style style:name="T31" style:family="text">
      <style:text-properties style:font-name="Times New Roman" officeooo:rsid="0158322f" style:font-name-complex="Times New Roman"/>
    </style:style>
    <style:style style:name="T32" style:family="text">
      <style:text-properties style:font-name="Times New Roman" officeooo:rsid="015f8f90" style:font-name-complex="Times New Roman"/>
    </style:style>
    <style:style style:name="T33" style:family="text">
      <style:text-properties style:font-name="Times New Roman" officeooo:rsid="015fdb5f" style:font-name-complex="Times New Roman"/>
    </style:style>
    <style:style style:name="T34" style:family="text">
      <style:text-properties style:font-name="Times New Roman" officeooo:rsid="016422d4" style:font-name-complex="Times New Roman"/>
    </style:style>
    <style:style style:name="T35" style:family="text">
      <style:text-properties style:font-name="Times New Roman" officeooo:rsid="017bce43" style:font-name-complex="Times New Roman"/>
    </style:style>
    <style:style style:name="T36" style:family="text">
      <style:text-properties style:font-name="Times New Roman" officeooo:rsid="017f535f" style:font-name-complex="Times New Roman"/>
    </style:style>
    <style:style style:name="T37" style:family="text">
      <style:text-properties style:font-name="Times New Roman" officeooo:rsid="0180a292" style:font-name-complex="Times New Roman"/>
    </style:style>
    <style:style style:name="T38" style:family="text">
      <style:text-properties style:font-name="Times New Roman" officeooo:rsid="018f8235" style:font-name-complex="Times New Roman"/>
    </style:style>
    <style:style style:name="T39" style:family="text">
      <style:text-properties style:font-name="Times New Roman" officeooo:rsid="019407ae" style:font-name-complex="Times New Roman"/>
    </style:style>
    <style:style style:name="T40" style:family="text">
      <style:text-properties style:font-name="Times New Roman" officeooo:rsid="00a4de7c" style:font-name-complex="Times New Roman"/>
    </style:style>
    <style:style style:name="T41" style:family="text">
      <style:text-properties style:font-name="Times New Roman" officeooo:rsid="019d29c2" style:font-name-complex="Times New Roman"/>
    </style:style>
    <style:style style:name="T42" style:family="text">
      <style:text-properties style:font-name="Times New Roman" officeooo:rsid="019d9ef5" style:font-name-complex="Times New Roman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4ecc24" style:font-weight-asian="bold" style:font-weight-complex="bold"/>
    </style:style>
    <style:style style:name="T45" style:family="text">
      <style:text-properties fo:font-weight="bold" officeooo:rsid="0030147c" style:font-weight-asian="bold" style:font-weight-complex="bold"/>
    </style:style>
    <style:style style:name="T46" style:family="text">
      <style:text-properties fo:font-weight="bold" officeooo:rsid="014f485e" style:font-weight-asian="bold" style:font-weight-complex="bold"/>
    </style:style>
    <style:style style:name="T47" style:family="text">
      <style:text-properties officeooo:rsid="00502a32"/>
    </style:style>
    <style:style style:name="T48" style:family="text">
      <style:text-properties officeooo:rsid="005610d7"/>
    </style:style>
    <style:style style:name="T49" style:family="text">
      <style:text-properties officeooo:rsid="0057c9c3"/>
    </style:style>
    <style:style style:name="T50" style:family="text">
      <style:text-properties officeooo:rsid="0058ddc4"/>
    </style:style>
    <style:style style:name="T51" style:family="text">
      <style:text-properties officeooo:rsid="005a7628"/>
    </style:style>
    <style:style style:name="T52" style:family="text">
      <style:text-properties officeooo:rsid="005d57d3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aa402c" style:font-weight-asian="normal" style:font-weight-complex="normal"/>
    </style:style>
    <style:style style:name="T55" style:family="text">
      <style:text-properties fo:font-weight="normal" officeooo:rsid="00ac1701" style:font-weight-asian="normal" style:font-weight-complex="normal"/>
    </style:style>
    <style:style style:name="T56" style:family="text">
      <style:text-properties fo:font-weight="normal" officeooo:rsid="00acef25" style:font-weight-asian="normal" style:font-weight-complex="normal"/>
    </style:style>
    <style:style style:name="T57" style:family="text">
      <style:text-properties fo:font-weight="normal" officeooo:rsid="01896741" style:font-weight-asian="normal" style:font-weight-complex="normal"/>
    </style:style>
    <style:style style:name="T58" style:family="text">
      <style:text-properties officeooo:rsid="009d6607"/>
    </style:style>
    <style:style style:name="T59" style:family="text">
      <style:text-properties officeooo:rsid="009eb1cc"/>
    </style:style>
    <style:style style:name="T60" style:family="text">
      <style:text-properties officeooo:rsid="00a04624"/>
    </style:style>
    <style:style style:name="T61" style:family="text">
      <style:text-properties officeooo:rsid="00a44dfc"/>
    </style:style>
    <style:style style:name="T62" style:family="text">
      <style:text-properties officeooo:rsid="00ae6fa5"/>
    </style:style>
    <style:style style:name="T63" style:family="text">
      <style:text-properties officeooo:rsid="00b06869"/>
    </style:style>
    <style:style style:name="T64" style:family="text">
      <style:text-properties officeooo:rsid="00c0e74c"/>
    </style:style>
    <style:style style:name="T65" style:family="text">
      <style:text-properties officeooo:rsid="00d26e91"/>
    </style:style>
    <style:style style:name="T66" style:family="text">
      <style:text-properties officeooo:rsid="00d858be"/>
    </style:style>
    <style:style style:name="T67" style:family="text">
      <style:text-properties officeooo:rsid="00d9b82f"/>
    </style:style>
    <style:style style:name="T68" style:family="text">
      <style:text-properties officeooo:rsid="00da30e6"/>
    </style:style>
    <style:style style:name="T69" style:family="text">
      <style:text-properties officeooo:rsid="00dc0604"/>
    </style:style>
    <style:style style:name="T70" style:family="text">
      <style:text-properties officeooo:rsid="00dff12a"/>
    </style:style>
    <style:style style:name="T71" style:family="text">
      <style:text-properties officeooo:rsid="00e08728"/>
    </style:style>
    <style:style style:name="T72" style:family="text">
      <style:text-properties officeooo:rsid="00e0bc31"/>
    </style:style>
    <style:style style:name="T73" style:family="text">
      <style:text-properties officeooo:rsid="00e276f7"/>
    </style:style>
    <style:style style:name="T74" style:family="text">
      <style:text-properties officeooo:rsid="00e8e7ab"/>
    </style:style>
    <style:style style:name="T75" style:family="text">
      <style:text-properties officeooo:rsid="00f38787"/>
    </style:style>
    <style:style style:name="T76" style:family="text">
      <style:text-properties officeooo:rsid="00f3ba81"/>
    </style:style>
    <style:style style:name="T77" style:family="text">
      <style:text-properties officeooo:rsid="00fc556d"/>
    </style:style>
    <style:style style:name="T78" style:family="text">
      <style:text-properties officeooo:rsid="00fe983d"/>
    </style:style>
    <style:style style:name="T79" style:family="text">
      <style:text-properties officeooo:rsid="00ffb0f2"/>
    </style:style>
    <style:style style:name="T80" style:family="text">
      <style:text-properties officeooo:rsid="01084991"/>
    </style:style>
    <style:style style:name="T81" style:family="text">
      <style:text-properties officeooo:rsid="010a652a"/>
    </style:style>
    <style:style style:name="T82" style:family="text">
      <style:text-properties officeooo:rsid="010ac04c"/>
    </style:style>
    <style:style style:name="T83" style:family="text">
      <style:text-properties officeooo:rsid="0116c67f"/>
    </style:style>
    <style:style style:name="T84" style:family="text">
      <style:text-properties officeooo:rsid="0116d9af"/>
    </style:style>
    <style:style style:name="T85" style:family="text">
      <style:text-properties officeooo:rsid="0117fe62"/>
    </style:style>
    <style:style style:name="T86" style:family="text">
      <style:text-properties officeooo:rsid="011f087a"/>
    </style:style>
    <style:style style:name="T87" style:family="text">
      <style:text-properties officeooo:rsid="001da077"/>
    </style:style>
    <style:style style:name="T88" style:family="text">
      <style:text-properties officeooo:rsid="0048701a"/>
    </style:style>
    <style:style style:name="T89" style:family="text">
      <style:text-properties officeooo:rsid="0137b8ae"/>
    </style:style>
    <style:style style:name="T90" style:family="text">
      <style:text-properties officeooo:rsid="013985f6"/>
    </style:style>
    <style:style style:name="T91" style:family="text">
      <style:text-properties officeooo:rsid="013a28e1"/>
    </style:style>
    <style:style style:name="T92" style:family="text">
      <style:text-properties officeooo:rsid="013beb40"/>
    </style:style>
    <style:style style:name="T93" style:family="text">
      <style:text-properties officeooo:rsid="013c6dc7"/>
    </style:style>
    <style:style style:name="T94" style:family="text">
      <style:text-properties officeooo:rsid="01404f12"/>
    </style:style>
    <style:style style:name="T95" style:family="text">
      <style:text-properties officeooo:rsid="01477dd0"/>
    </style:style>
    <style:style style:name="T96" style:family="text">
      <style:text-properties officeooo:rsid="0112af29"/>
    </style:style>
    <style:style style:name="T97" style:family="text">
      <style:text-properties officeooo:rsid="015358bb"/>
    </style:style>
    <style:style style:name="T98" style:family="text">
      <style:text-properties officeooo:rsid="01544809"/>
    </style:style>
    <style:style style:name="T99" style:family="text">
      <style:text-properties officeooo:rsid="01561d3a"/>
    </style:style>
    <style:style style:name="T100" style:family="text">
      <style:text-properties officeooo:rsid="0157a277"/>
    </style:style>
    <style:style style:name="T101" style:family="text">
      <style:text-properties officeooo:rsid="015a454e"/>
    </style:style>
    <style:style style:name="T102" style:family="text">
      <style:text-properties officeooo:rsid="015e0bac"/>
    </style:style>
    <style:style style:name="T103" style:family="text">
      <style:text-properties officeooo:rsid="015fdb5f"/>
    </style:style>
    <style:style style:name="T104" style:family="text">
      <style:text-properties officeooo:rsid="0165387f"/>
    </style:style>
    <style:style style:name="T105" style:family="text">
      <style:text-properties officeooo:rsid="01670e1a"/>
    </style:style>
    <style:style style:name="T106" style:family="text">
      <style:text-properties officeooo:rsid="0168beee"/>
    </style:style>
    <style:style style:name="T107" style:family="text">
      <style:text-properties officeooo:rsid="016bf270"/>
    </style:style>
    <style:style style:name="T108" style:family="text">
      <style:text-properties officeooo:rsid="016d7574"/>
    </style:style>
    <style:style style:name="T109" style:family="text">
      <style:text-properties officeooo:rsid="016dfdca"/>
    </style:style>
    <style:style style:name="T110" style:family="text">
      <style:text-properties officeooo:rsid="016eb922"/>
    </style:style>
    <style:style style:name="T111" style:family="text">
      <style:text-properties officeooo:rsid="0077f834"/>
    </style:style>
    <style:style style:name="T112" style:family="text">
      <style:text-properties officeooo:rsid="016f0b34"/>
    </style:style>
    <style:style style:name="T113" style:family="text">
      <style:text-properties officeooo:rsid="01701013"/>
    </style:style>
    <style:style style:name="T114" style:family="text">
      <style:text-properties officeooo:rsid="017122f6"/>
    </style:style>
    <style:style style:name="T115" style:family="text">
      <style:text-properties officeooo:rsid="01712a0e"/>
    </style:style>
    <style:style style:name="T116" style:family="text">
      <style:text-properties officeooo:rsid="017beb92"/>
    </style:style>
    <style:style style:name="T117" style:family="text">
      <style:text-properties officeooo:rsid="017c2c28"/>
    </style:style>
    <style:style style:name="T118" style:family="text">
      <style:text-properties officeooo:rsid="018197dd"/>
    </style:style>
    <style:style style:name="T119" style:family="text">
      <style:text-properties officeooo:rsid="018ab524"/>
    </style:style>
    <style:style style:name="T120" style:family="text">
      <style:text-properties officeooo:rsid="018f8235"/>
    </style:style>
    <style:style style:name="T121" style:family="text">
      <style:text-properties officeooo:rsid="01908b2c"/>
    </style:style>
    <style:style style:name="T122" style:family="text">
      <style:text-properties officeooo:rsid="019407ae"/>
    </style:style>
    <style:style style:name="T123" style:family="text">
      <style:text-properties officeooo:rsid="01993ac2"/>
    </style:style>
    <style:style style:name="T124" style:family="text">
      <style:text-properties officeooo:rsid="0199c417"/>
    </style:style>
    <style:style style:name="T125" style:family="text">
      <style:text-properties officeooo:rsid="019c762e"/>
    </style:style>
    <style:style style:name="T126" style:family="text">
      <style:text-properties officeooo:rsid="01a84a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isitos do Sistema</text:p>
      <text:p text:style-name="P1"/>
      <text:p text:style-name="P3">Requisitos Funcionais</text:p>
      <text:p text:style-name="P3"/>
      <text:p text:style-name="P29"><text:span text:style-name="T89">1</text:span>. <text:span text:style-name="T5">Gestão de Mercadorias;</text:span></text:p>
      <text:p text:style-name="P29"/>
      <text:p text:style-name="P30">2. Gestão de Serviços Mecânicos;</text:p>
      <text:p text:style-name="P29"/>
      <text:p text:style-name="P19"><text:span text:style-name="T89">3</text:span>. Gestão de Clientes;</text:p>
      <text:p text:style-name="P19"/>
      <text:p text:style-name="P28"><text:span text:style-name="T89">4</text:span>. Gestão de Funcionários;</text:p>
      <text:p text:style-name="P29"/>
      <text:p text:style-name="P29"><text:span text:style-name="T89">5</text:span>. <text:span text:style-name="T6">Gestão de Fornecedores;</text:span></text:p>
      <text:p text:style-name="P29"/>
      <text:p text:style-name="P29"><text:span text:style-name="T89">6</text:span>. <text:span text:style-name="T6">Gestão de Vendas;</text:span></text:p>
      <text:p text:style-name="P19"/>
      <text:p text:style-name="P19"><text:span text:style-name="T89">7</text:span>. Gestão de Serviços <text:span text:style-name="T80">Prestados</text:span>;</text:p>
      <text:p text:style-name="P15"/>
      <text:p text:style-name="P16"><text:span text:style-name="T47">8</text:span>. <text:span text:style-name="T4">Controle de Estoque;</text:span></text:p>
      <text:p text:style-name="P14"/>
      <text:p text:style-name="P18"><text:span text:style-name="T47">9</text:span>.<text:span text:style-name="T4"> Controle de Crediário;</text:span></text:p>
      <text:p text:style-name="P17"/>
      <text:p text:style-name="P20">1<text:span text:style-name="T47">0</text:span>. Controle de Caixa;</text:p>
      <text:p text:style-name="P11"/>
      <text:p text:style-name="P4">Requisitos Suplementares</text:p>
      <text:p text:style-name="P4"/>
      <text:p text:style-name="P12">1. <text:span text:style-name="T1">O </text:span>Sistema irá operar <text:span text:style-name="T2">via</text:span> Desktop;</text:p>
      <text:p text:style-name="P12"/>
      <text:p text:style-name="P22">2. <text:span text:style-name="T88">A Linguagem de programação utilizada será a JAVA;</text:span></text:p>
      <text:p text:style-name="P21"/>
      <text:p text:style-name="P24">3. O Banco de dados utilizado será o MySQL;</text:p>
      <text:p text:style-name="P23"/>
      <text:p text:style-name="P24">4. <text:span text:style-name="T87">O Sistema poderá vir a ter um campo de ajuda.</text:span></text:p>
      <text:p text:style-name="P23"/>
      <text:p text:style-name="P31">5. Interfaces gr<text:span text:style-name="T125">á</text:span>ficas serão utilizadas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"><text:soft-page-break/>Requisitos Funcionais - Detalhados</text:p>
      <text:p text:style-name="P23"/>
      <text:p text:style-name="P23"/>
      <table:table table:name="Table1" table:style-name="Table1">
        <table:table-column table:style-name="Table1.A"/>
        <table:table-row>
          <table:table-cell table:style-name="Table1.A1" office:value-type="string">
            <text:p text:style-name="P42">1. <text:span text:style-name="T90">Gestão de Mercadorias</text:span></text:p>
          </table:table-cell>
        </table:table-row>
        <table:table-row>
          <table:table-cell table:style-name="Table1.A2" office:value-type="string">
            <text:p text:style-name="P42"/>
            <text:p text:style-name="P42">Descrição:</text:p>
            <text:p text:style-name="P42"/>
            <text:p text:style-name="P54">O funcionário responsável pelas vendas e caixa, será o mesmo a fazer <text:span text:style-name="T100">a gestão</text:span> das peças </text:p>
            <text:p text:style-name="P55">e outras mercadorias no sistema. <text:span text:style-name="T10">O sistema deve permitir </text:span><text:span text:style-name="T41">o gerenciamento</text:span><text:span text:style-name="T10"> d</text:span><text:span text:style-name="T11">e mercadorias</text:span><text:span text:style-name="T10">, permitindo </text:span><text:span text:style-name="T22">a </text:span><text:span text:style-name="T10">funç</text:span><text:span text:style-name="T22">ão</text:span><text:span text:style-name="T10"> de inclusão, </text:span><text:span text:style-name="T26">exclusão e alteraçãdo dos dados</text:span><text:span text:style-name="T10">. </text:span><text:span text:style-name="T13">O sistema deve verificar se </text:span></text:p>
            <text:p text:style-name="P56"><text:span text:style-name="T13">já existe um cadastro </text:span><text:span text:style-name="T26">ou não</text:span><text:span text:style-name="T13">. </text:span><text:span text:style-name="T24">Sendo </text:span><text:span text:style-name="T27">também </text:span><text:span text:style-name="T24">responsavel pelo fornecimento de dados a outras funções, agilizando a venda de mercadorias, identificação das mercadorias e atualizações dos dados.</text:span></text:p>
            <text:p text:style-name="P42"/>
            <text:p text:style-name="P42">Fontes:</text:p>
            <text:p text:style-name="P42"/>
            <text:p text:style-name="P124"><text:span text:style-name="T75">D</text:span>ono da empresa, <text:span text:style-name="T91">funcionário de vendas, fornecedor</text:span> <text:span text:style-name="T76">e funcionário da oficina</text:span>.</text:p>
            <text:p text:style-name="P42"/>
            <text:p text:style-name="P42">Usuário:</text:p>
            <text:p text:style-name="P42"/>
            <text:p text:style-name="P66">O Próprio funcionário.</text:p>
            <text:p text:style-name="P42"/>
            <text:p text:style-name="P42">Informações de Entrada:</text:p>
            <text:p text:style-name="P42"/>
            <text:p text:style-name="P147">Informações das mercadorias, passadas pelos fornecedores, dono da empresa <text:span text:style-name="T92">e funcionários</text:span>, <text:span text:style-name="T52">atualizações de dados, inclusões de dados e exclusões dos mesmos</text:span>.</text:p>
            <text:p text:style-name="P42"/>
            <text:p text:style-name="P42">Informações de Saida:</text:p>
            <text:p text:style-name="P42"/>
            <text:p text:style-name="P70"><text:span text:style-name="T62">Relatório de atualizações efetuadas nas Mercadorias, ou seja, c</text:span>adastro, <text:span text:style-name="T93">exlusão e alteração e</text:span>fetuad<text:span text:style-name="T93">a</text:span>.</text:p>
            <text:p text:style-name="P78"><text:span text:style-name="T93">Relatório de cadastro existente,</text:span> <text:span text:style-name="T59">quando solicitado novo cadastro e o mesmo já houver</text:span>.</text:p>
            <text:p text:style-name="P79">Relatório de <text:span text:style-name="T60">Peças e outras Mercadorias</text:span> cadastr<text:span text:style-name="T58">a</text:span>d<text:span text:style-name="T60">as.</text:span></text:p>
            <text:p text:style-name="P78"/>
            <text:p text:style-name="P42">Restrições lógicas:</text:p>
            <text:p text:style-name="P42"/>
            <text:p text:style-name="P95">Não pode haver cadastro de novas peças <text:span text:style-name="T81">e mercadorias</text:span>, se já <text:span text:style-name="T68">foram</text:span> cadastradas <text:span text:style-name="T66">anteriormente</text:span>.</text:p>
            <text:p text:style-name="P102">Só o funcionário <text:span text:style-name="T72">com permissão, </text:span>fazerá a inserção, alteração e exclusão.</text:p>
            <text:p text:style-name="P42"/>
            <text:p text:style-name="P42">Restrições T<text:span text:style-name="T9">ecnológica</text:span>s:</text:p>
            <text:p text:style-name="P42"/>
            <text:p text:style-name="P111">Deve haver uma interface gráfica.</text:p>
            <text:p text:style-name="P139">Somente usuário autorizado.</text:p>
            <text:p text:style-name="P111">Sistema Desktop.</text:p>
            <text:p text:style-name="P116">Relatório <text:span text:style-name="T94">de Mercadorias Cadastradas </text:span>deve ser em lista ordenada alfabeticamente.</text:p>
            <text:p text:style-name="P162">Controle de Acesso.</text:p>
            <text:p text:style-name="P111"/>
            <text:p text:style-name="P50">Caracteristicas</text:p>
            <text:p text:style-name="P50"/>
            <text:p text:style-name="P142">Permanente, Evidente e Obrigatório.</text:p>
          </table:table-cell>
        </table:table-row>
      </table:table>
      <text:p text:style-name="P32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7">2. <text:span text:style-name="T95">Gestão de</text:span> Serviços <text:span text:style-name="T82">Mecânicos</text:span></text:p>
          </table:table-cell>
        </table:table-row>
        <table:table-row>
          <table:table-cell table:style-name="Table2.A2" office:value-type="string">
            <text:p text:style-name="P43"/>
            <text:p text:style-name="P43">Descrição:</text:p>
            <text:p text:style-name="P43"/>
            <text:p text:style-name="P57">O funcionário responsavel pelas vendas e caixa, será o mesmo a fazer o cadastramento d<text:span text:style-name="T48">os Serviços Mecânicos</text:span> no sistema. <text:span text:style-name="T10">O sistema deve permitir </text:span><text:span text:style-name="T41">o gerenciamento</text:span><text:span text:style-name="T10"> d</text:span><text:span text:style-name="T11">e </text:span><text:span text:style-name="T12">Serviços Mecânicos</text:span><text:span text:style-name="T10">, permitindo </text:span><text:span text:style-name="T22">a </text:span><text:span text:style-name="T10">funç</text:span><text:span text:style-name="T22">ão </text:span><text:span text:style-name="T10">de inclusão, </text:span><text:span text:style-name="T26">exclusão e alteraçãdo dos dados</text:span><text:span text:style-name="T10">.</text:span><text:span text:style-name="T13"> O sistema deve verificar se já existe um cadastro </text:span><text:span text:style-name="T28">ou não</text:span><text:span text:style-name="T13">. <text:s/></text:span><text:span text:style-name="T24">Sendo responsavel pelo fornecimento de dados a outras funções, agilizando a prestação de serviços, identificação dos serviços em ofert</text:span><text:span text:style-name="T29">a e</text:span><text:span text:style-name="T24"> atualizações d</text:span><text:span text:style-name="T29">os</text:span><text:span text:style-name="T24"> dados.</text:span></text:p>
            <text:p text:style-name="P43"/>
            <text:p text:style-name="P43">Fontes:</text:p>
            <text:p text:style-name="P43"/>
            <text:p text:style-name="P125">Dono da empresa e o funcionário da oficina.</text:p>
            <text:p text:style-name="P43"/>
            <text:p text:style-name="P43">Usuário:</text:p>
            <text:p text:style-name="P43"/>
            <text:p text:style-name="P66">O Próprio funcionário.</text:p>
            <text:p text:style-name="P43"/>
            <text:p text:style-name="P43">Informações de Entrada:</text:p>
            <text:p text:style-name="P43"/>
            <text:p text:style-name="P134">Informações passadas pelo dono da empresa e o funcionário responsavel pela oficina mecânica,<text:span text:style-name="T96"> atualizações de dados, inclusões de dados e exclusões dos mesmos.</text:span></text:p>
            <text:p text:style-name="P44"/>
            <text:p text:style-name="P43">Informações de Saida:</text:p>
            <text:p text:style-name="P43"/>
            <text:p text:style-name="P71"><text:span text:style-name="T62">Relatório de atualizações efetuadas nos Serviços Mecânicos, ou seja, c</text:span>adastro, <text:span text:style-name="T93">exlusão e alteração e</text:span>fetuad<text:span text:style-name="T93">a</text:span>.</text:p>
            <text:p text:style-name="P80"><text:span text:style-name="T93">Relatório de cadastro existente,</text:span> <text:span text:style-name="T59">quando solicitado novo cadastro e o mesmo já houver</text:span>.</text:p>
            <text:p text:style-name="P89"><text:span text:style-name="T63">Relatórios dos Serviços Mecânicos oferecidos.</text:span> </text:p>
            <text:p text:style-name="P43"/>
            <text:p text:style-name="P43">Restrições lógicas:</text:p>
            <text:p text:style-name="P43"/>
            <text:p text:style-name="P95">Não pode haver cadastro de nov<text:span text:style-name="T67">os serviços</text:span>, se já <text:span text:style-name="T68">foram</text:span> cadastrad<text:span text:style-name="T67">o</text:span>s <text:span text:style-name="T66">anteriormente</text:span>.</text:p>
            <text:p text:style-name="P103">Só o funcionário <text:span text:style-name="T72">com permissão, </text:span>fazerá a inserção, alteração e exclusão.</text:p>
            <text:p text:style-name="P43"/>
            <text:p text:style-name="P43">Restrições T<text:span text:style-name="T9">ecnológica</text:span>s:</text:p>
            <text:p text:style-name="P43"/>
            <text:p text:style-name="P111">Deve haver uma interface gráfica.</text:p>
            <text:p text:style-name="P139">Somente usuário autorizado.</text:p>
            <text:p text:style-name="P111">Sistema Desktop.</text:p>
            <text:p text:style-name="P117">Relatório <text:span text:style-name="T94">de Serviços Cadastrados </text:span>deve ser em lista ordenada alfabeticamente.</text:p>
            <text:p text:style-name="P162">Controle de Acesso.</text:p>
            <text:p text:style-name="P111"/>
            <text:p text:style-name="P50">Caracteristicas</text:p>
            <text:p text:style-name="P50"/>
            <text:p text:style-name="P142">Permanente, Evidente e Obrigatório.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13"><text:span text:style-name="T44">3. </text:span><text:span text:style-name="T46">Gestão de</text:span><text:span text:style-name="T43"> </text:span><text:span text:style-name="T45">C</text:span><text:span text:style-name="T43">lientes</text:span></text:p>
          </table:table-cell>
        </table:table-row>
        <table:table-row>
          <table:table-cell table:style-name="Table3.A2" office:value-type="string">
            <text:p text:style-name="P43"/>
            <text:p text:style-name="P43">Descrição:</text:p>
            <text:p text:style-name="P43"/>
            <text:p text:style-name="P58">O funcionário responsavel pelas vendas e caixa, será o mesmo a fazer o cadastramento <text:span text:style-name="T49">dos Clientes no sis</text:span>tema. <text:span text:style-name="T10">O sistema deve permitir o </text:span><text:span text:style-name="T41">gerenciamento</text:span><text:span text:style-name="T10"> d</text:span><text:span text:style-name="T11">e </text:span><text:span text:style-name="T30">Clientes</text:span><text:span text:style-name="T10">, permitindo </text:span><text:span text:style-name="T22">a </text:span><text:span text:style-name="T10">funç</text:span><text:span text:style-name="T22">ão </text:span><text:span text:style-name="T10">de inclusão, </text:span><text:span text:style-name="T26">exclusão e alteraçãdo dos dados</text:span><text:span text:style-name="T10">.</text:span><text:span text:style-name="T13"> O sistema deve verificar se já existe um cadastro </text:span><text:span text:style-name="T28">ou não</text:span><text:span text:style-name="T13">. </text:span><text:span text:style-name="T24">Sendo responsavel pelo fornecimento de dados a outras funções, atualização dos dados e a identificação dos clientes. </text:span></text:p>
            <text:p text:style-name="P43"/>
            <text:p text:style-name="P43">Fontes:</text:p>
            <text:p text:style-name="P43"/>
            <text:p text:style-name="P126">Clientes interessados e funcionário.</text:p>
            <text:p text:style-name="P43"/>
            <text:p text:style-name="P43">Usuário:</text:p>
            <text:p text:style-name="P43"/>
            <text:p text:style-name="P66">O Próprio funcionário.</text:p>
            <text:p text:style-name="P43"/>
            <text:p text:style-name="P43">Informações de Entrada:</text:p>
            <text:p text:style-name="P43"/>
            <text:p text:style-name="P135">Informações passadas <text:span text:style-name="T97">ao funcionário da empresa,</text:span> pelos clientes que querem realizar um cadastro na empresa, <text:span text:style-name="T96">atualizações de dados, inclusões de dados e exclusões dos mesmos.</text:span></text:p>
            <text:p text:style-name="P43"/>
            <text:p text:style-name="P43">Informações de Saida:</text:p>
            <text:p text:style-name="P43"/>
            <text:p text:style-name="P72"><text:span text:style-name="T62">Relatório de atualizações efetuadas nos Clientes, ou seja, c</text:span>adastro, <text:span text:style-name="T93">exlusão e alteração e</text:span>fetuad<text:span text:style-name="T93">a</text:span>.</text:p>
            <text:p text:style-name="P81"><text:span text:style-name="T93">Relatório de cadastro existente,</text:span> <text:span text:style-name="T59">quando solicitado novo cadastro e o mesmo já houver</text:span>.</text:p>
            <text:p text:style-name="P148">Relatório de identificação de Clientes.</text:p>
            <text:p text:style-name="P43"/>
            <text:p text:style-name="P43">Restrições lógicas:</text:p>
            <text:p text:style-name="P43"/>
            <text:p text:style-name="P96">Não pode haver cadastro de nov<text:span text:style-name="T67">os clientes</text:span>, se já <text:span text:style-name="T68">foram</text:span> cadastrad<text:span text:style-name="T67">o</text:span>s <text:span text:style-name="T66">anteriormente</text:span>.</text:p>
            <text:p text:style-name="P104">Só o funcionário <text:span text:style-name="T72">com permissão, </text:span>fazerá a inserção, alteração e exclusão.</text:p>
            <text:p text:style-name="P43"/>
            <text:p text:style-name="P43">Restrições T<text:span text:style-name="T9">ecnológica</text:span>s:</text:p>
            <text:p text:style-name="P43"/>
            <text:p text:style-name="P111">Deve haver uma interface gráfica.</text:p>
            <text:p text:style-name="P139">Somente usuário autorizado.</text:p>
            <text:p text:style-name="P111">Sistema Desktop.</text:p>
            <text:p text:style-name="P118">Relatório <text:span text:style-name="T94">de Clientes cadastrados </text:span>deve ser em lista ordenada alfabeticamente <text:span text:style-name="T98">e por data</text:span>.</text:p>
            <text:p text:style-name="P162">Controle de Acesso.</text:p>
            <text:p text:style-name="P113"/>
            <text:p text:style-name="P50">Caracteristicas</text:p>
            <text:p text:style-name="P50"/>
            <text:p text:style-name="P142">Permanente, Evidente e Obrigatório.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6"><text:span text:style-name="T7">4</text:span>. <text:span text:style-name="T99">Gestão de F</text:span>uncionário<text:span text:style-name="T3">s</text:span></text:p>
          </table:table-cell>
        </table:table-row>
        <table:table-row>
          <table:table-cell table:style-name="Table4.A2" office:value-type="string">
            <text:p text:style-name="P43"/>
            <text:p text:style-name="P43">Descrição:</text:p>
            <text:p text:style-name="P43"/>
            <text:p text:style-name="P59">O funcionário responsavel pelas vendas e caixa, será o mesmo a fazer o cadastramento d<text:span text:style-name="T50">o</text:span>s <text:span text:style-name="T50">funcinários no si</text:span>stema. <text:span text:style-name="T10">O sistema deve permitir o </text:span><text:span text:style-name="T42">gerenciamento</text:span><text:span text:style-name="T10"> d</text:span><text:span text:style-name="T11">e </text:span><text:span text:style-name="T31">Funcionários</text:span><text:span text:style-name="T10">, permitindo </text:span><text:span text:style-name="T22">a </text:span><text:span text:style-name="T10">funç</text:span><text:span text:style-name="T22">ão </text:span><text:span text:style-name="T10">de inclusão, </text:span><text:span text:style-name="T26">exclusão e alteraçãdo dos dados</text:span><text:span text:style-name="T10">.</text:span><text:span text:style-name="T13"> O sistema deve verificar se já existe um cadastro </text:span><text:span text:style-name="T28">ou não</text:span><text:span text:style-name="T13">. </text:span><text:span text:style-name="T24">Sendo responsavel pelo fornecimento de dados a outras funções, pela atualização dos dados e a identificação dos funcionários.</text:span></text:p>
            <text:p text:style-name="P43"/>
            <text:p text:style-name="P43">Fontes:</text:p>
            <text:p text:style-name="P43"/>
            <text:p text:style-name="P127">Dono da empresa e funcionários.</text:p>
            <text:p text:style-name="P43"/>
            <text:p text:style-name="P43">Usuário:</text:p>
            <text:p text:style-name="P43"/>
            <text:p text:style-name="P66">O Próprio funcionário.</text:p>
            <text:p text:style-name="P43"/>
            <text:p text:style-name="P43">Informações de Entrada:</text:p>
            <text:p text:style-name="P43"/>
            <text:p text:style-name="P153">Informações passadas pelo funcionário no ato da contratação ao dono da empresa, <text:span text:style-name="T96"><text:s/>atualizações de dados, inclusões de dados e exclusões dos mesmos.</text:span></text:p>
            <text:p text:style-name="P43"/>
            <text:p text:style-name="P43">Informações de Saida:</text:p>
            <text:p text:style-name="P43"/>
            <text:p text:style-name="P73"><text:span text:style-name="T62">Relatório de atualizações efetuadas nos Funcionários, ou seja, c</text:span>adastro, <text:span text:style-name="T93">exlusão e alteração e</text:span>fetuad<text:span text:style-name="T93">a</text:span>.</text:p>
            <text:p text:style-name="P82"><text:span text:style-name="T93">Relatório de cadastro existente,</text:span> <text:span text:style-name="T59">quando solicitado novo cadastro e o mesmo já houver</text:span>.</text:p>
            <text:p text:style-name="P149">Relatório de identificação de <text:span text:style-name="T101">Funcionários</text:span>.</text:p>
            <text:p text:style-name="P43"/>
            <text:p text:style-name="P43">Restrições lógicas:</text:p>
            <text:p text:style-name="P43"/>
            <text:p text:style-name="P97">Não pode haver cadastro de nov<text:span text:style-name="T67">os Funcionários</text:span>, se já <text:span text:style-name="T68">foram</text:span> cadastrad<text:span text:style-name="T67">o</text:span>s <text:span text:style-name="T66">anteriormente</text:span>.</text:p>
            <text:p text:style-name="P105">Só o funcionário <text:span text:style-name="T72">com permissão, </text:span>fazerá a inserção, alteração e exclusão.</text:p>
            <text:p text:style-name="P43"/>
            <text:p text:style-name="P43">Restrições T<text:span text:style-name="T9">ecnológica</text:span>s:</text:p>
            <text:p text:style-name="P43"/>
            <text:p text:style-name="P111">Deve haver uma interface gráfica.</text:p>
            <text:p text:style-name="P139">Somente usuário autorizado.</text:p>
            <text:p text:style-name="P111">Sistema Desktop.</text:p>
            <text:p text:style-name="P115">Relatório <text:span text:style-name="T94">de Funcionários cadastrados </text:span>deve ser em lista ordenada alfabeticamente <text:span text:style-name="T98">e por data</text:span>.</text:p>
            <text:p text:style-name="P162">Controle de Acesso.</text:p>
            <text:p text:style-name="P115"/>
            <text:p text:style-name="P50">Caracteristicas</text:p>
            <text:p text:style-name="P50"/>
            <text:p text:style-name="P142">Permanente, Evidente e Obrigatório.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6"><text:span text:style-name="T7">5</text:span>. <text:span text:style-name="T102">Gestão de F</text:span>ornecedor<text:span text:style-name="T3">es</text:span></text:p>
          </table:table-cell>
        </table:table-row>
        <table:table-row>
          <table:table-cell table:style-name="Table5.A2" office:value-type="string">
            <text:p text:style-name="P43"/>
            <text:p text:style-name="P43">Descrição:</text:p>
            <text:p text:style-name="P43"/>
            <text:p text:style-name="P60">O funcionário responsavel pelas vendas e caixa, será o mesmo a fazer <text:span text:style-name="T52">a gestão dos fornecedores da empresa.</text:span> <text:span text:style-name="T10">O sistema deve permitir o </text:span><text:span text:style-name="T42">gerenciamento</text:span><text:span text:style-name="T10"> d</text:span><text:span text:style-name="T11">e </text:span><text:span text:style-name="T31">F</text:span><text:span text:style-name="T32">ornecedores</text:span><text:span text:style-name="T10">, permitindo </text:span><text:span text:style-name="T22">a </text:span><text:span text:style-name="T10">funç</text:span><text:span text:style-name="T22">ão </text:span><text:span text:style-name="T10">de inclusão, </text:span><text:span text:style-name="T26">exclusão e alteraçãdo dos dados</text:span><text:span text:style-name="T10">.</text:span><text:span text:style-name="T13"> O sistema deve verificar se já existe um cadastro </text:span><text:span text:style-name="T28">ou não</text:span><text:span text:style-name="T13">. </text:span><text:span text:style-name="T33">Sendo responsavel </text:span><text:span text:style-name="T24">pelo fornecimento de dados a outras funções</text:span><text:span text:style-name="T33">, pela </text:span><text:span text:style-name="T24">atualização dos dados, da lista de mercadorias comercializadas por cada fornecedor e a identificação dos fornecedores.</text:span></text:p>
            <text:p text:style-name="P43"/>
            <text:p text:style-name="P43">Fontes:</text:p>
            <text:p text:style-name="P43"/>
            <text:p text:style-name="P128">Dono da empresa, funcionário <text:span text:style-name="T103">responsável pela gestão</text:span> e fornecedores.</text:p>
            <text:p text:style-name="P43"/>
            <text:p text:style-name="P43">Usuário:</text:p>
            <text:p text:style-name="P43"/>
            <text:p text:style-name="P66">O Próprio funcionário.</text:p>
            <text:p text:style-name="P43"/>
            <text:p text:style-name="P43">Informações de Entrada:</text:p>
            <text:p text:style-name="P43"/>
            <text:p text:style-name="P154">Informações passadas pelos fornecedores ao dono da empresa <text:span text:style-name="T84">e </text:span>no<text:span text:style-name="T83">s</text:span> contratos <text:span text:style-name="T85">firmados ao funcionáriotu, atualizações de dados, inclusões de dados e exclusões dos mesmos.</text:span><text:span text:style-name="T24">.</text:span></text:p>
            <text:p text:style-name="P43"/>
            <text:p text:style-name="P43">Informações de Saida:</text:p>
            <text:p text:style-name="P43"/>
            <text:p text:style-name="P74"><text:span text:style-name="T62">Relatório de atualizações efetuadas nos Fornecedores, ou seja, c</text:span>adastro, <text:span text:style-name="T93">exlusão e alteração e</text:span>fetuad<text:span text:style-name="T93">a</text:span>.</text:p>
            <text:p text:style-name="P83"><text:span text:style-name="T93">Relatório de cadastro existente,</text:span> <text:span text:style-name="T59">quando solicitado novo cadastro e o mesmo já houver</text:span>.</text:p>
            <text:p text:style-name="P150">Relatório de identificação de <text:span text:style-name="T101">Fornecedores</text:span>.</text:p>
            <text:p text:style-name="P155">Relatório de <text:s/><text:span text:style-name="T52">atualização da lista de mercadorias comercializadas.</text:span></text:p>
            <text:p text:style-name="P43"/>
            <text:p text:style-name="P43">Restrições lógicas:</text:p>
            <text:p text:style-name="P43"/>
            <text:p text:style-name="P98">Não pode haver cadastro de nov<text:span text:style-name="T67">os fornecedores</text:span>, se já <text:span text:style-name="T68">foram</text:span> cadastrad<text:span text:style-name="T67">o</text:span>s <text:span text:style-name="T66">anteriormente</text:span>.</text:p>
            <text:p text:style-name="P106">Só o funcionário <text:span text:style-name="T72">com permissão, </text:span>fazerá a inserção, alteração e exclusão.</text:p>
            <text:p text:style-name="P43"/>
            <text:p text:style-name="P43">Restrições T<text:span text:style-name="T9">ecnológica</text:span>s:</text:p>
            <text:p text:style-name="P43"/>
            <text:p text:style-name="P111">Deve haver uma interface gráfica.</text:p>
            <text:p text:style-name="P139">Somente usuário autorizado.</text:p>
            <text:p text:style-name="P111">Sistema Desktop.</text:p>
            <text:p text:style-name="P119">Relatório <text:span text:style-name="T94">de Fornecedores cadastrados </text:span>deve ser em lista ordenada alfabeticamente.</text:p>
            <text:p text:style-name="P162">Controle de Acesso.</text:p>
            <text:p text:style-name="P113"/>
            <text:p text:style-name="P50">Caracteristicas</text:p>
            <text:p text:style-name="P50"/>
            <text:p text:style-name="P142">Permanente, Evidente e Obrigatório.</text:p>
          </table:table-cell>
        </table:table-row>
      </table:table>
      <text:p text:style-name="P36"/>
      <text:p text:style-name="P36"/>
      <text:p text:style-name="P36"/>
      <text:p text:style-name="P36"/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7"><text:span text:style-name="T47">6</text:span>. <text:span text:style-name="T108">Gestão de Vendas</text:span></text:p>
          </table:table-cell>
        </table:table-row>
        <table:table-row>
          <table:table-cell table:style-name="Table6.A2" office:value-type="string">
            <text:p text:style-name="P43"/>
            <text:p text:style-name="P43">Descrição:</text:p>
            <text:p text:style-name="P43"/>
            <text:p text:style-name="P61">O funcionário responsável pelas vendas e caixa, será o mesmo a fazer <text:span text:style-name="T52">a gestão de compras na</text:span></text:p>
            <text:p text:style-name="P161">casa de peças. Sendo responsável pelo registro dos pedidos de compra das mercadorias e os valores vendidos, controle de cancelamento ou confirmação de pedidos, inclusão de dados, atualização de dados <text:span text:style-name="T23">e exclusão dos dados </text:span><text:span text:style-name="T34">da venda</text:span>, além da, identificação das vendas. </text:p>
            <text:p text:style-name="P43"/>
            <text:p text:style-name="P43">Fontes:</text:p>
            <text:p text:style-name="P43"/>
            <text:p text:style-name="P129">Funcionário responsável pela função <text:span text:style-name="T104">de vender e clientes</text:span>.</text:p>
            <text:p text:style-name="P43"/>
            <text:p text:style-name="P43">Usuário:</text:p>
            <text:p text:style-name="P43"/>
            <text:p text:style-name="P67">O Próprio funcionário.</text:p>
            <text:p text:style-name="P43"/>
            <text:p text:style-name="P43">Informações de Entrada:</text:p>
            <text:p text:style-name="P43"/>
            <text:p text:style-name="P158">Informações passadas <text:span text:style-name="T105">pelo funcionário responsável das vendas, os clientes ou não clientes, </text:span>no ato da compra. <text:span text:style-name="T114">Atualizações de dados e </text:span><text:span text:style-name="T24">exclusão dos dados, </text:span>qual mercadoria <text:span text:style-name="T106">comprada</text:span>, valores, clientes e data.</text:p>
            <text:p text:style-name="P43"/>
            <text:p text:style-name="P43">Informações de Saida:</text:p>
            <text:p text:style-name="P43"/>
            <text:p text:style-name="P159">Relatório de <text:span text:style-name="T61">V</text:span>endas <text:span text:style-name="T61">e valores vendidos, registradas.</text:span></text:p>
            <text:p text:style-name="P75"><text:span text:style-name="T62">Relatório de atualizações efetuadas, ou seja, inclusão</text:span>, <text:span text:style-name="T93">exlusão e alteração e</text:span>fetuad<text:span text:style-name="T93">a</text:span>.</text:p>
            <text:p text:style-name="P157">Relatório de Cancelamento <text:span text:style-name="T112">ou Confirmação</text:span> de Compras.</text:p>
            <text:p text:style-name="P151">Relatório de identificação de <text:span text:style-name="T107">compras feitas por clientes.</text:span></text:p>
            <text:p text:style-name="P90">Relatório <text:span text:style-name="T123">Comprovante </text:span>das Compras <text:span text:style-name="T123">realizadas </text:span>de determinado Cliente <text:span text:style-name="T123">na hora</text:span>.</text:p>
            <text:p text:style-name="P43"/>
            <text:p text:style-name="P43">Restrições lógicas:</text:p>
            <text:p text:style-name="P43"/>
            <text:p text:style-name="P93">Compra só pode ser finalizada após a comprovação do pagamento.</text:p>
            <text:p text:style-name="P107">Só o funcionário <text:span text:style-name="T72">com permissão, </text:span>fazerá a inserção, alteração e exclusão.</text:p>
            <text:p text:style-name="P43"/>
            <text:p text:style-name="P43">Restrições T<text:span text:style-name="T9">ecnológica</text:span>s:</text:p>
            <text:p text:style-name="P43"/>
            <text:p text:style-name="P111">Deve haver uma interface gráfica.</text:p>
            <text:p text:style-name="P139">Somente usuário autorizado.</text:p>
            <text:p text:style-name="P111">Sistema Desktop.</text:p>
            <text:p text:style-name="P120">Relatório <text:span text:style-name="T94">de Vendas realizadas </text:span>deve ser em lista ordenada <text:span text:style-name="T109">por data.</text:span></text:p>
            <text:p text:style-name="P162">Controle de Acesso.</text:p>
            <text:p text:style-name="P113"/>
            <text:p text:style-name="P50">Caracteristicas</text:p>
            <text:p text:style-name="P50"/>
            <text:p text:style-name="P142">Permanente, Evidente e Obrigatório.</text:p>
          </table:table-cell>
        </table:table-row>
      </table:table>
      <text:p text:style-name="P37"/>
      <text:p text:style-name="P37"/>
      <text:p text:style-name="P37"/>
      <text:p text:style-name="P37"/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p text:style-name="P7"><text:span text:style-name="T47">7</text:span>. <text:span text:style-name="T110">Gestão de Serviços Prestados</text:span></text:p>
          </table:table-cell>
        </table:table-row>
        <table:table-row>
          <table:table-cell table:style-name="Table8.A2" office:value-type="string">
            <text:p text:style-name="P43"/>
            <text:p text:style-name="P43">Descrição:</text:p>
            <text:p text:style-name="P43"/>
            <text:p text:style-name="P62">O funcionário responsavel pelas vendas e caixa, será o mesmo a fazer <text:span text:style-name="T52">a gestão de serviços mecânicos prestados na oficina. Sendo responsavel pelo registro dos serviços ofertados</text:span></text:p>
            <text:p text:style-name="P62"><text:span text:style-name="T111">ao cliente, atualização de outros dados, </text:span><text:span text:style-name="T10">exclusão dos dados </text:span><text:span text:style-name="T23">e </text:span><text:span text:style-name="T111">a identificação dos serviços mecânicos. Registrará os serviços mecânicos e os valores dos mesmos.</text:span></text:p>
            <text:p text:style-name="P43"/>
            <text:p text:style-name="P43">Fontes:</text:p>
            <text:p text:style-name="P43"/>
            <text:p text:style-name="P130">Funcionário responsável pela função <text:span text:style-name="T77">e funcinário da oficina</text:span>.</text:p>
            <text:p text:style-name="P43"/>
            <text:p text:style-name="P43">Usuário:</text:p>
            <text:p text:style-name="P43"/>
            <text:p text:style-name="P67">O Próprio funcionário.</text:p>
            <text:p text:style-name="P43"/>
            <text:p text:style-name="P43">Informações de Entrada:</text:p>
            <text:p text:style-name="P43"/>
            <text:p text:style-name="P160">Informações passadas no ato da realizaçao dos serviços, quais foram, valores e clientes ou não clientes e data, <text:span text:style-name="T113">inclusões de dados, atualizações de dados e </text:span><text:span text:style-name="T24">exclusão dos dados.</text:span></text:p>
            <text:p text:style-name="P43"/>
            <text:p text:style-name="P43">Informações de Saida:</text:p>
            <text:p text:style-name="P43"/>
            <text:p text:style-name="P84">Relatório de Serviços Mecânicos realizados e seus valores.</text:p>
            <text:p text:style-name="P76"><text:span text:style-name="T62">Relatório de atualizações efetuadas, ou seja, inclusão</text:span>, <text:span text:style-name="T93">exlusão e alteração e</text:span>fetuad<text:span text:style-name="T93">a</text:span>.</text:p>
            <text:p text:style-name="P151">Relatório de identificação de <text:span text:style-name="T115">serviços prestados, por clientes</text:span></text:p>
            <text:p text:style-name="P152">Relatório de identificação de <text:span text:style-name="T64">Serviços</text:span>.</text:p>
            <text:p text:style-name="P91">Relatório <text:span text:style-name="T124">Comprovante </text:span>de Serviços realizados <text:span text:style-name="T124">para um</text:span> determinado Cliente <text:span text:style-name="T124">na hora</text:span>.</text:p>
            <text:p text:style-name="P43"/>
            <text:p text:style-name="P43">Restrições lógicas:</text:p>
            <text:p text:style-name="P43"/>
            <text:p text:style-name="P94"><text:span text:style-name="T69">Serviço</text:span> só pode ser finalizad<text:span text:style-name="T69">o</text:span> após a comprovação do pagamento.</text:p>
            <text:p text:style-name="P108">Só o funcionário <text:span text:style-name="T72">com permissão, </text:span>fazerá a inserção, alteração e exclusão.</text:p>
            <text:p text:style-name="P43"/>
            <text:p text:style-name="P43">Restrições T<text:span text:style-name="T9">ecnológica</text:span>s:</text:p>
            <text:p text:style-name="P43"/>
            <text:p text:style-name="P111">Deve haver uma interface gráfica.</text:p>
            <text:p text:style-name="P139">Somente usuário autorizado.</text:p>
            <text:p text:style-name="P111">Sistema Desktop.</text:p>
            <text:p text:style-name="P121">Relatório <text:span text:style-name="T94">de Serviços prestados </text:span>deve ser em lista ordenada <text:span text:style-name="T109">por data.</text:span></text:p>
            <text:p text:style-name="P162">Controle de Acesso.</text:p>
            <text:p text:style-name="P113"/>
            <text:p text:style-name="P50">Caracteristicas</text:p>
            <text:p text:style-name="P50"/>
            <text:p text:style-name="P143">Permanente, Evidente e Obrigatório.</text:p>
          </table:table-cell>
        </table:table-row>
      </table:table>
      <text:p text:style-name="P38"/>
      <text:p text:style-name="P38"/>
      <text:p text:style-name="P38"/>
      <text:p text:style-name="P38"/>
      <text:p text:style-name="P40"/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9"><text:span text:style-name="T118">8</text:span>. <text:span text:style-name="T4">Controle de Estoque</text:span></text:p>
          </table:table-cell>
        </table:table-row>
        <table:table-row>
          <table:table-cell table:style-name="Table10.A2" office:value-type="string">
            <text:p text:style-name="P46"/>
            <text:p text:style-name="P46">Descrição:</text:p>
            <text:p text:style-name="P46"/>
            <text:p text:style-name="P65">O funcionário responsavel pelas vendas e caixa, será o mesmo a fazer <text:span text:style-name="T52">a gestão e controle de estoque. Sendo responsavel por controle da reposição das mercadorias, alteração, exclusão. Tendo assim o controle efetivo de mercadorias em estoque. V</text:span><text:span text:style-name="T21">erificando a falta de mercadorias </text:span><text:span text:style-name="T35">gerar relatóri</text:span><text:span text:style-name="T36">o</text:span><text:span text:style-name="T35">s de falta</text:span><text:span text:style-name="T21">, </text:span><text:span text:style-name="T37">visando </text:span><text:span text:style-name="T21">à rapida reposição das mercadorias e o efetivo controle do estoque.</text:span></text:p>
            <text:p text:style-name="P46"/>
            <text:p text:style-name="P46">Fontes:</text:p>
            <text:p text:style-name="P46"/>
            <text:p text:style-name="P133">Funcionário responsável pela função <text:span text:style-name="T78">e fornecedores</text:span>.</text:p>
            <text:p text:style-name="P46"/>
            <text:p text:style-name="P46">Usuário:</text:p>
            <text:p text:style-name="P46"/>
            <text:p text:style-name="P69">O Próprio funcionário.</text:p>
            <text:p text:style-name="P46"/>
            <text:p text:style-name="P46">Informações de Entrada:</text:p>
            <text:p text:style-name="P46"/>
            <text:p text:style-name="P138">Informações passadas pelo funcionário responsável, sobre mercadorias repostas, em falta, <text:span text:style-name="T116">novas inclusões,</text:span> a<text:span text:style-name="T116">tualizações e exclusões</text:span>.</text:p>
            <text:p text:style-name="P46"/>
            <text:p text:style-name="P46">Informações de Saida:</text:p>
            <text:p text:style-name="P46"/>
            <text:p text:style-name="P87">Relátorio de Mercadorias em Estoque.</text:p>
            <text:p text:style-name="P77"><text:span text:style-name="T62">Relatório de atualizações efetuadas, ou seja, inclusão</text:span>, <text:span text:style-name="T93">exlusão e alteração e</text:span>fetuad<text:span text:style-name="T93">a</text:span>.</text:p>
            <text:p text:style-name="P88">Relatório de <text:span text:style-name="T117">falta</text:span> de Mercadorias.</text:p>
            <text:p text:style-name="P46"/>
            <text:p text:style-name="P46">Restrições lógicas:</text:p>
            <text:p text:style-name="P46"/>
            <text:p text:style-name="P110">Só o funcionário <text:span text:style-name="T73">com</text:span> <text:span text:style-name="T72">permissão, </text:span>fazerá a inserção, alteração e exclusão no estoque.</text:p>
            <text:p text:style-name="P46"/>
            <text:p text:style-name="P46">Restrições T<text:span text:style-name="T9">ecnológica</text:span>s:</text:p>
            <text:p text:style-name="P46"/>
            <text:p text:style-name="P123">Deve haver uma interface gráfica.</text:p>
            <text:p text:style-name="P141">Somente usuário autorizado.</text:p>
            <text:p text:style-name="P123">Sistema Desktop.</text:p>
            <text:p text:style-name="P123">Relatório <text:span text:style-name="T94">de Estoque </text:span>deve ser em lista ordenada alfabeticamente, <text:span text:style-name="T98">por data</text:span> e talves categorias.</text:p>
            <text:p text:style-name="P163">Controle de Acesso.</text:p>
            <text:p text:style-name="P123"/>
            <text:p text:style-name="P53">Caracteristicas</text:p>
            <text:p text:style-name="P53"/>
            <text:p text:style-name="P146">Permanente, Evidente e Obrigatório.</text:p>
          </table:table-cell>
        </table:table-row>
      </table:table>
      <text:p text:style-name="P27"/>
      <text:p text:style-name="P27"/>
      <text:p text:style-name="P27"/>
      <text:p text:style-name="P27"/>
      <text:p text:style-name="P25"/>
      <text:p text:style-name="P25"/>
      <text:p text:style-name="P25"/>
      <text:p text:style-name="P26"/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8"><text:span text:style-name="T118">9</text:span>. <text:span text:style-name="T8">Controle de Crediário</text:span></text:p>
          </table:table-cell>
        </table:table-row>
        <table:table-row>
          <table:table-cell table:style-name="Table7.A2" office:value-type="string">
            <text:p text:style-name="P45"/>
            <text:p text:style-name="P45">Descrição:</text:p>
            <text:p text:style-name="P45"/>
            <text:p text:style-name="P64">O funcionário responsavel pelas vendas e caixa, será o mesmo a fazer <text:span text:style-name="T51">o controle de crediário. Sendo a função responsavel pela abertura, acompanhamento, alterações e encerrá-la. </text:span><text:span text:style-name="T13">O sistema deve verificar se existe um cadastro </text:span><text:span text:style-name="T25">do cliente requerente</text:span><text:span text:style-name="T13">. </text:span><text:span text:style-name="T38">R</text:span><text:span text:style-name="T10">etornando um relatório com </text:span><text:span text:style-name="T18">os crediários de clientes em aberto, em andamento e finalizados</text:span><text:span text:style-name="T17">, </text:span><text:span text:style-name="T18">além de,</text:span><text:span text:style-name="T17"> quan</text:span><text:span text:style-name="T18">do foi aberto</text:span><text:span text:style-name="T17">, quan</text:span><text:span text:style-name="T18">do termina</text:span><text:span text:style-name="T15">, </text:span><text:span text:style-name="T18">quais estão em atraso com pagamento,</text:span><text:span text:style-name="T15"> agilizando </text:span><text:span text:style-name="T16">assim </text:span><text:span text:style-name="T15">na identificação </text:span><text:span text:style-name="T17">das </text:span><text:span text:style-name="T16">informações</text:span><text:span text:style-name="T15"> </text:span><text:span text:style-name="T17">para o </text:span><text:span text:style-name="T18">controle das finanças</text:span><text:span text:style-name="T15">.</text:span></text:p>
            <text:p text:style-name="P64"/>
            <text:p text:style-name="P45">Fontes:</text:p>
            <text:p text:style-name="P45"/>
            <text:p text:style-name="P132">Funcionário responsável pela função, <text:span text:style-name="T120">funções do sistema</text:span> <text:span text:style-name="T77">e clientes</text:span>.</text:p>
            <text:p text:style-name="P45"/>
            <text:p text:style-name="P45">Usuário:</text:p>
            <text:p text:style-name="P45"/>
            <text:p text:style-name="P68">O Próprio funcionário.</text:p>
            <text:p text:style-name="P45"/>
            <text:p text:style-name="P45">Informações de Entrada:</text:p>
            <text:p text:style-name="P45"/>
            <text:p text:style-name="P136">Informações passadas ao funcionário pelos clientes requerentes da abertura de crediário.</text:p>
            <text:p text:style-name="P45"/>
            <text:p text:style-name="P45">Informações de Saida:</text:p>
            <text:p text:style-name="P85"/>
            <text:p text:style-name="P86">Relatórios de Atualizações <text:span text:style-name="T62">efetuadas </text:span>nos Crediários.</text:p>
            <text:p text:style-name="P156">Relatório de <text:s/><text:span text:style-name="T126">C</text:span><text:span text:style-name="T18">rediários de clientes em aberto, em </text:span><text:span text:style-name="T40">vigência</text:span><text:span text:style-name="T18"> e finalizados.</text:span></text:p>
            <text:p text:style-name="P156"><text:span text:style-name="T18">R</text:span><text:span text:style-name="T10">elatório de Clientes com pagamentos em atraso.</text:span></text:p>
            <text:p text:style-name="P164"/>
            <text:p text:style-name="P45">Restrições lógicas:</text:p>
            <text:p text:style-name="P45"/>
            <text:p text:style-name="P99">Só pode abrir novo crediário se houver cadastro do cliente requerente.</text:p>
            <text:p text:style-name="P100">Se o requerente não tiver o cadastro, será oferecido a abertura de um novo cadastro.</text:p>
            <text:p text:style-name="P109">Só o funcionário <text:span text:style-name="T72">com permissão, </text:span>fazerá a inserção, alteração e exclusão <text:span text:style-name="T121">dos dados</text:span> no <text:span text:style-name="T71">crediário</text:span>.</text:p>
            <text:p text:style-name="P156"><text:span text:style-name="T39">Só </text:span><text:span text:style-name="T10">Clientes </text:span><text:span text:style-name="T39">que não esteja </text:span><text:span text:style-name="T10">com pagamentos em atraso.</text:span></text:p>
            <text:p text:style-name="P45"/>
            <text:p text:style-name="P45">Restrições T<text:span text:style-name="T9">ecnológica</text:span>s:</text:p>
            <text:p text:style-name="P45"/>
            <text:p text:style-name="P122">Deve haver uma interface gráfica.</text:p>
            <text:p text:style-name="P140">Somente usuário autorizado.</text:p>
            <text:p text:style-name="P122">Sistema Desktop.</text:p>
            <text:p text:style-name="P122">Relatório deve ser em lista ordenada alfabeticamente <text:span text:style-name="T122">e por data</text:span>.</text:p>
            <text:p text:style-name="P162">Controle de Acesso.</text:p>
            <text:p text:style-name="P122"/>
            <text:p text:style-name="P52">Caracteristicas</text:p>
            <text:p text:style-name="P52"/>
            <text:p text:style-name="P145">Permanente, Evidente e Obrigatório.</text:p>
          </table:table-cell>
        </table:table-row>
      </table:table>
      <text:p text:style-name="P26"/>
      <text:p text:style-name="P26"/>
      <text:p text:style-name="P26"/>
      <text:p text:style-name="P25"/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p text:style-name="P10">1<text:span text:style-name="T47">0</text:span>. Controle de Caixa</text:p>
          </table:table-cell>
        </table:table-row>
        <table:table-row>
          <table:table-cell table:style-name="Table11.A2" office:value-type="string">
            <text:p text:style-name="P43"/>
            <text:p text:style-name="P43">Descrição:</text:p>
            <text:p text:style-name="P43"/>
            <text:p text:style-name="P63">O funcionário responsavel pelas vendas, será o mesmo a fazer <text:span text:style-name="T65">o controle do caixa da empresa. Tendo um controle efetivo das finanças da empresa. R</text:span><text:span text:style-name="T10">etornando um relatório com </text:span><text:span text:style-name="T14">o </text:span><text:span text:style-name="T17">total de dinheiro no caixa, quanto entrou, quanto foi retirado</text:span><text:span text:style-name="T15">, agilizando </text:span><text:span text:style-name="T16">assim </text:span><text:span text:style-name="T15">na identificação </text:span><text:span text:style-name="T17">das </text:span><text:span text:style-name="T16">informações</text:span><text:span text:style-name="T15"> </text:span><text:span text:style-name="T17">para </text:span><text:span text:style-name="T19">o controle das finanças e </text:span><text:span text:style-name="T17">fecha</text:span><text:span text:style-name="T20">mento d</text:span><text:span text:style-name="T17">o caixa</text:span><text:span text:style-name="T15">.</text:span></text:p>
            <text:p text:style-name="P43"/>
            <text:p text:style-name="P43">Fontes:</text:p>
            <text:p text:style-name="P43"/>
            <text:p text:style-name="P131">Funcionário responsável pela função, <text:span text:style-name="T119">funções do sistema</text:span> <text:span text:style-name="T79">e clientes</text:span>.</text:p>
            <text:p text:style-name="P43"/>
            <text:p text:style-name="P43">Usuário:</text:p>
            <text:p text:style-name="P43"/>
            <text:p text:style-name="P67">O Próprio funcionário.</text:p>
            <text:p text:style-name="P43"/>
            <text:p text:style-name="P43">Informações de Entrada:</text:p>
            <text:p text:style-name="P43"/>
            <text:p text:style-name="P137">Informações passadas pelo funcionário responsável, sobre <text:span text:style-name="T86">entrada</text:span> <text:span text:style-name="T86">e</text:span> <text:span text:style-name="T86">retirada de ativos, vendas e serviços realizados.</text:span></text:p>
            <text:p text:style-name="P43"/>
            <text:p text:style-name="P43">Informações de Saida:</text:p>
            <text:p text:style-name="P43"/>
            <text:p text:style-name="P48"><text:span text:style-name="T53">Relatório de</text:span> <text:span text:style-name="T54">entrada, </text:span><text:span text:style-name="T57">retirada</text:span><text:span text:style-name="T54"> de Dinheiro.</text:span></text:p>
            <text:p text:style-name="P49"><text:span text:style-name="T53">Relatório do total de </text:span><text:span text:style-name="T55">Dinheiro no </text:span><text:span text:style-name="T56">C</text:span><text:span text:style-name="T55">aixa</text:span><text:span text:style-name="T53">.</text:span></text:p>
            <text:p text:style-name="P92">Relatório de Fechamento de Caixa.</text:p>
            <text:p text:style-name="P43"/>
            <text:p text:style-name="P43">Restrições lógicas:</text:p>
            <text:p text:style-name="P43"/>
            <text:p text:style-name="P101">Só o funcionário <text:span text:style-name="T72">com permissão, </text:span>fazerá a inserção, alteração, exclusão <text:span text:style-name="T119">e emitir relatórios no </text:span><text:s/><text:span text:style-name="T70">caixa</text:span>.</text:p>
            <text:p text:style-name="P43"/>
            <text:p text:style-name="P43">Restrições T<text:span text:style-name="T9">ecnológica</text:span>s:</text:p>
            <text:p text:style-name="P43"/>
            <text:p text:style-name="P112">Deve haver uma interface gráfica.</text:p>
            <text:p text:style-name="P139">Somente usuário autorizado.</text:p>
            <text:p text:style-name="P112">Sistema Desktop.</text:p>
            <text:p text:style-name="P112">Relatório deve ser em lista ordenada alfabeticamente <text:span text:style-name="T74">e com data</text:span>.</text:p>
            <text:p text:style-name="P162">Controle de Acesso.</text:p>
            <text:p text:style-name="P114"/>
            <text:p text:style-name="P51">Caracteristicas</text:p>
            <text:p text:style-name="P51"/>
            <text:p text:style-name="P144">Permanente, Evidente e Obrigatório.</text:p>
          </table:table-cell>
        </table:table-row>
      </table:table>
      <text:p text:style-name="P25"/>
      <text:p text:style-name="P39"/>
      <text:p text:style-name="P39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7:44:54.289616720</meta:creation-date>
    <dc:date>2018-05-09T23:34:22.711647057</dc:date>
    <meta:editing-duration>PT16H2M9S</meta:editing-duration>
    <meta:editing-cycles>420</meta:editing-cycles>
    <meta:generator>LibreOffice/4.2.8.2$Linux_x86 LibreOffice_project/420m0$Build-2</meta:generator>
    <meta:document-statistic meta:table-count="10" meta:image-count="0" meta:object-count="0" meta:page-count="11" meta:paragraph-count="268" meta:word-count="2073" meta:character-count="14440" meta:non-whitespace-character-count="12625"/>
  </office:meta>
</office:document-meta>
</file>